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Standard" style:list-style-name="L322">
      <style:text-properties style:font-name="Arial" fo:font-size="13pt" style:font-name-asian="Arimo" style:font-size-asian="13pt" style:font-size-complex="13pt"/>
    </style:style>
    <style:style style:name="P17" style:family="paragraph" style:parent-style-name="Table_20_Contents">
      <style:text-properties style:font-name="ＭＳ Ｐゴシック" style:font-name-asian="ＭＳ Ｐゴシック"/>
    </style:style>
    <style:style style:name="P1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56" style:family="paragraph" style:parent-style-name="Text_20_body" style:list-style-name="L322">
      <style:text-properties style:font-name="Arial" fo:font-size="13pt" style:font-name-asian="Arimo" style:font-size-asian="13pt" style:font-size-complex="13pt"/>
    </style:style>
    <style:style style:name="P357" style:family="paragraph" style:parent-style-name="Text_20_body">
      <style:text-properties style:font-name="ＭＳ Ｐゴシック" style:font-name-asian="ＭＳ Ｐゴシック"/>
    </style:style>
    <style:style style:name="P358" style:family="paragraph" style:parent-style-name="Text_20_body" style:list-style-name="L32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5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36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36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6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36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3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/>
      <text:p text:style-name="P2">---------------------------------------------------------------</text:p>
      <text:p text:style-name="P4">[20200112_095017]</text:p>
      <text:p text:style-name="P14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豊島区巣鴨２丁目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晴れ。雲あり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巣鴨駅（JR）</text:p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4205255324152412271" text:style-name="L1">
              <text:list-item>
                <text:p text:style-name="P19">大邦興業。２人。どちらも日本人。</text:p>
              </text:list-item>
              <text:list-item>
                <text:p text:style-name="P19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9">もう一人は、メガネあり。色付き。上着は、紫色っぽかったか。赤紫。優しそうな人だ。</text:p>
              </text:list-item>
              <text:list-item>
                <text:p text:style-name="P19">どちらも、６０前後か。背は１７０前後。ホースの人の方が、やや高いか。</text:p>
              </text:list-item>
              <text:list-item>
                <text:p text:style-name="P19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6120116650005573513" text:style-name="L2">
              <text:list-item>
                <text:p text:style-name="P20">加崎建設。バイブ２人。</text:p>
              </text:list-item>
              <text:list-item>
                <text:p text:style-name="P20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4596146396978952988" text:style-name="L3">
              <text:list-item>
                <text:p text:style-name="P21">石井電工。前回と同じ人。がたい、良し。あごひげあり。</text:p>
              </text:list-item>
              <text:list-item>
                <text:p text:style-name="P21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5979732459367405987" text:style-name="L4">
              <text:list-item>
                <text:p text:style-name="P22"/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4030361381974588880" text:style-name="L5">
              <text:list-item>
                <text:p text:style-name="P23">３人。若い人、２人。５０前後か、親方さんらしき人、１人。</text:p>
              </text:list-item>
              <text:list-item>
                <text:p text:style-name="P23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151333547188117525" text:style-name="L6">
              <text:list-item>
                <text:p text:style-name="P24">小木建設工業。一人。若い人。確か、前回と同じ。</text:p>
              </text:list-item>
              <text:list-item>
                <text:p text:style-name="P24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7433802310750387518" text:style-name="L7">
              <text:list-item>
                <text:p text:style-name="P25">前回と同じ。４０ぐらいの人。そして、３０前か、若い人。</text:p>
              </text:list-item>
              <text:list-item>
                <text:p text:style-name="P25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5043422948313739053" text:style-name="L8">
              <text:list-item>
                <text:p text:style-name="P26">鈴木さん。寝坊したとのことで、朝の連絡時、朝礼の挨拶を依頼される。</text:p>
              </text:list-item>
              <text:list-item>
                <text:p text:style-name="P26">「元請の新年会がある」とのことで、２時過ぎには現場を出るとのこと。</text:p>
              </text:list-item>
              <text:list-item>
                <text:p text:style-name="P26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688250495526404773" text:style-name="L9">
              <text:list-item>
                <text:p text:style-name="P2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1288033925426596180" text:style-name="L10">
              <text:list-item>
                <text:p text:style-name="P28">階段から。柱を何本か入れて、隅のエレベーター区画。</text:p>
              </text:list-item>
              <text:list-item>
                <text:p text:style-name="P28">続けて、柱、壁。部屋と部屋の間の壁、「内壁」と呼ぶのか、は、スラブ下いっぱいまで入れる。</text:p>
              </text:list-item>
              <text:list-item>
                <text:p text:style-name="P28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942653809583513287" text:style-name="L11">
              <text:list-item>
                <text:p text:style-name="P29">とげ抜き地蔵、再び訪れる。線香を買う。１束１００円、税込。</text:p>
              </text:list-item>
              <text:list-item>
                <text:p text:style-name="P29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9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5877390160663000701" text:style-name="L12">
              <text:list-item>
                <text:p text:style-name="P30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0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0">白い建物。壁の表面は、化粧板なのか、凸凹を入れてある。</text:p>
                  </text:list-item>
                  <text:list-item>
                    <text:p text:style-name="P30">表札有り。「滝野川　栗原」、だったか。「河原」だったかも知れない。</text:p>
                  </text:list-item>
                  <text:list-item>
                    <text:p text:style-name="P30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0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4906114195925912692" text:style-name="L13">
              <text:list-item>
                <text:p text:style-name="P31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6042226882781704136" text:style-name="L14">
              <text:list-item>
                <text:p text:style-name="P32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4"/>
      <text:p text:style-name="P4">[/ 20200112_105247]</text:p>
      <text:p text:style-name="P14"/>
      <text:p text:style-name="P8"/>
      <text:p text:style-name="P2">---------------------------------------------------------------</text:p>
      <text:p text:style-name="P4">[20200117_155330]</text:p>
      <text:p text:style-name="P14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春日秀樹様　共同住宅新築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2487704861409902934" text:style-name="L15">
              <text:list-item>
                <text:p text:style-name="P33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3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8216602883093898574" text:style-name="L16">
              <text:list-item>
                <text:p text:style-name="P34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8050743020174933261" text:style-name="L17">
              <text:list-item>
                <text:p text:style-name="P35">年配の人。白髪あり。コン打ちをよく分かっているように見受けた。</text:p>
              </text:list-item>
              <text:list-item>
                <text:p text:style-name="P35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pan text:style-name="T2">警備</text:span></text:p>
          </table:table-cell>
          <table:table-cell table:style-name="表1.C2" office:value-type="string">
            <text:list xml:id="list1344479255017693081" text:style-name="L18">
              <text:list-item>
                <text:p text:style-name="P36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5511343585987594161" text:style-name="L19">
              <text:list-item>
                <text:p text:style-name="P37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4315381257170531410" text:style-name="L20">
              <text:list-item>
                <text:p text:style-name="P38">２名。一人は、鼻の付け根（目尻の傍の）が、凹んでいる。</text:p>
              </text:list-item>
              <text:list-item>
                <text:p text:style-name="P38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6012403963202941144" text:style-name="L21">
              <text:list-item>
                <text:p text:style-name="P39">メガネあり。前歯、上の、が出っ張っている。笑みをいつも作っている。</text:p>
              </text:list-item>
              <text:list-item>
                <text:p text:style-name="P39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1662485592475205990" text:style-name="L22">
              <text:list-item>
                <text:p text:style-name="P40">佐藤工業、古川さん。夕方５時５０分ぐらいか、電話する。</text:p>
              </text:list-item>
              <text:list-item>
                <text:p text:style-name="P40">当日の打設場所。スラブには、スリーブはない。壁のみ。（ｆ１）</text:p>
              </text:list-item>
              <text:list-item>
                <text:p text:style-name="P40">そのため、壁・柱を打ち終われば、本来、設備側としての相番の作業は、完了。（ｆ２）</text:p>
              </text:list-item>
              <text:list-item>
                <text:p text:style-name="P40">ｆ２に根拠を置くと、本来、相番作業は、その日について言えば、残業は発生しない。（ｃ１）</text:p>
              </text:list-item>
              <text:list-item>
                <text:p text:style-name="P40">ｃ１によれば、残業代を支払う義務は、発注側には、発生しない。（ｃ２）</text:p>
              </text:list-item>
              <text:list-item>
                <text:p text:style-name="P40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3192028241164275486" text:style-name="L23">
              <text:list-item>
                <text:p text:style-name="P41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1151055779083279827" text:style-name="L24">
              <text:list-item>
                <text:p text:style-name="P42">柱、壁　=&gt;　パラペット。３区画に分かれている。奥の２区画を先に、この順序で。</text:p>
              </text:list-item>
              <text:list-item>
                <text:p text:style-name="P42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5965007491140310520" text:style-name="L25">
              <text:list-item>
                <text:p text:style-name="P43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6057078580848941982" text:style-name="L26">
              <text:list-item>
                <text:p text:style-name="P44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7123069980265466204" text:style-name="L27">
              <text:list-item>
                <text:p text:style-name="P45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2284097239931058444" text:style-name="L28">
              <text:list-item>
                <text:p text:style-name="P46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4"/>
      <text:p text:style-name="P4">[/ 20200117_161555]</text:p>
      <text:p text:style-name="P14"/>
      <text:p text:style-name="P8"/>
      <text:p text:style-name="P2">---------------------------------------------------------------</text:p>
      <text:p text:style-name="P4">[20200126_212615]</text:p>
      <text:p text:style-name="P14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下作延六丁目計画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。雲あり。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津田山駅（南武線）</text:p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3397951746989291443" text:style-name="L29">
              <text:list-item>
                <text:p text:style-name="P47">「FUJITA」。２人。１人は、ベトナムか。</text:p>
              </text:list-item>
              <text:list-item>
                <text:p text:style-name="P47">ベトナム人らしき人。若く見える。顔の輪郭は、細長。</text:p>
                <text:list>
                  <text:list-item>
                    <text:p text:style-name="P47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7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5226240772781790565" text:style-name="L30">
              <text:list-item>
                <text:p text:style-name="P48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8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<text:soft-page-break/>相番の人</text:p>
          </table:table-cell>
          <table:table-cell table:style-name="表2.C2" office:value-type="string">
            <text:list xml:id="list2679115764276983308" text:style-name="L31">
              <text:list-item>
                <text:p text:style-name="P49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9"><text:soft-page-break/>相番は、気が楽。ボイド設置よりも。それで、相番に結構入っている、ここのところ。</text:p>
              </text:list-item>
              <text:list-item>
                <text:p text:style-name="P49">ボイド付けの仕事には、ベビーサンダーも持参している。現場にないことがあるから。</text:p>
              </text:list-item>
              <text:list-item>
                <text:p text:style-name="P49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1604368728054146764" text:style-name="L32">
              <text:list-item>
                <text:p text:style-name="P50">年配の人。結婚指輪を嵌めている。猫背。体格は、上半身ががっちりしている。</text:p>
              </text:list-item>
              <text:list-item>
                <text:p text:style-name="P50">朝、ゲートを開けていた。近寄ると、「どちらさん？」と詰問してくる。</text:p>
              </text:list-item>
              <text:list-item>
                <text:p text:style-name="P50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8011424819081305267" text:style-name="L33">
              <text:list-item>
                <text:p text:style-name="P51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5187678518484003951" text:style-name="L34">
              <text:list-item>
                <text:p text:style-name="P52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5819888425179817972" text:style-name="L35">
              <text:list-item>
                <text:p text:style-name="P53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2002314572777650852" text:style-name="L36">
              <text:list-item>
                <text:p text:style-name="P54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4102815216215102150" text:style-name="L37">
              <text:list-item>
                <text:p text:style-name="P55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4616475024079070983" text:style-name="L38">
              <text:list-item>
                <text:p text:style-name="P56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3485292058474248372" text:style-name="L39">
              <text:list-item>
                <text:p text:style-name="P57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2871361601115890880" text:style-name="L40">
              <text:list-item>
                <text:p text:style-name="P58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7400887571653857840" text:style-name="L41">
              <text:list-item>
                <text:p text:style-name="P59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5604241769305927037" text:style-name="L42">
              <text:list-item>
                <text:p text:style-name="P60">＝＝＞各担当の人たちの欄</text:p>
              </text:list-item>
            </text:list>
          </table:table-cell>
        </table:table-row>
      </table:table>
      <text:p text:style-name="P14"/>
      <text:p text:style-name="P4">[/ 20200126_215143]</text:p>
      <text:p text:style-name="P8"><text:soft-page-break/></text:p>
      <text:p text:style-name="P2"/>
      <text:p text:style-name="P2">---------------------------------------------------------------</text:p>
      <text:p text:style-name="P4">[20200204_085059]</text:p>
      <text:p text:style-name="P14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こぶしえん新築工事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曇り、ときどき晴れ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学芸大学</text:p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7791271047395852399" text:style-name="L43">
              <text:list-item>
                <text:p text:style-name="P61">「貢石」（こうせき）。２人。１人はベトナム人。</text:p>
              </text:list-item>
              <text:list-item>
                <text:p text:style-name="P61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5152212790350630719" text:style-name="L44">
              <text:list-item>
                <text:p text:style-name="P62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<text:span text:style-name="T2">設備</text:span>屋さんの相番の人</text:p>
          </table:table-cell>
          <table:table-cell table:style-name="表3.C2" office:value-type="string">
            <text:list xml:id="list800993736664322801" text:style-name="L45">
              <text:list-item>
                <text:p text:style-name="P63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2819768746847627988" text:style-name="L46">
              <text:list-item>
                <text:p text:style-name="P64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2418082420236438642" text:style-name="L47">
              <text:list-item>
                <text:p text:style-name="P65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1216249825235806920" text:style-name="L48">
              <text:list-item>
                <text:p text:style-name="P66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7206591543865022821" text:style-name="L49">
              <text:list-item>
                <text:p text:style-name="P67">前回と同じく、ガタイのいい男性の人。</text:p>
              </text:list-item>
              <text:list-item>
                <text:p text:style-name="P67">副所長の肩書きの人だったか、「村中」さんとかいう人、打設エリアに、</text:p>
              </text:list-item>
              <text:list-item>
                <text:p text:style-name="P67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7296614748635754537" text:style-name="L50">
              <text:list-item>
                <text:p text:style-name="P68">キャリアテックの人が来ている。名前は、思い出せない。年配の人。５０半ばか。目が細い。薄目。</text:p>
              </text:list-item>
              <text:list-item>
                <text:p text:style-name="P68">作業の終了が、予定よりも遅くなる。早ければ１２時すぎの予定。実際は<text:soft-page-break/>４時近く。</text:p>
              </text:list-item>
              <text:list-item>
                <text:p text:style-name="P68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8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6738961180931438739" text:style-name="L51">
              <text:list-item>
                <text:p text:style-name="P6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8495012362070781137" text:style-name="L52">
              <text:list-item>
                <text:p text:style-name="P70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188091739028380148" text:style-name="L53">
              <text:list-item>
                <text:p text:style-name="P71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739402235054937011" text:style-name="L54">
              <text:list-item>
                <text:p text:style-name="P72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6032380081137959518" text:style-name="L55">
              <text:list-item>
                <text:p text:style-name="P73">ポンプ屋さん。２人。２人は、定員ではないか。３人の時もある。貢石に限らず。</text:p>
                <text:list>
                  <text:list-item>
                    <text:p text:style-name="P73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3">２人は、人員の数として、少ないか。配管の調節の作業のとき、作業に手を貸してもいいかも知れない。</text:p>
                  </text:list-item>
                  <text:list-item>
                    <text:p text:style-name="P73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2146594714206184334" text:style-name="L56">
              <text:list-item>
                <text:p text:style-name="P74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4"/>
      <text:p text:style-name="P4">[/ 20200204_091927]</text:p>
      <text:p text:style-name="P14"/>
      <text:p text:style-name="P9"/>
      <text:p text:style-name="P2">---------------------------------------------------------------</text:p>
      <text:p text:style-name="P4">[20200211_102337]</text:p>
      <text:p text:style-name="P14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新高円寺プロジェクト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晴れ。雲あり。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新高円寺駅</text:p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1518886350182545258" text:style-name="L57">
              <text:list-item>
                <text:p text:style-name="P75">３人。親方さんは日本人。顔は、浅黒い。やや、どす黒い気味、あり。腹は出ている。１７２ぐらいか</text:p>
                <text:list>
                  <text:list-item>
                    <text:p text:style-name="P75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1759425773305916438" text:style-name="L58">
              <text:list-item>
                <text:p text:style-name="P76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6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電気屋さんの相番の人</text:p>
          </table:table-cell>
          <table:table-cell table:style-name="表5.C2" office:value-type="string">
            <text:list xml:id="list6857438014731358062" text:style-name="L59">
              <text:list-item>
                <text:p text:style-name="P77"/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4537861566864938977" text:style-name="L60">
              <text:list-item>
                <text:p text:style-name="P78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1928827447892884439" text:style-name="L61">
              <text:list-item>
                <text:p text:style-name="P79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4558788188053111302" text:style-name="L62">
              <text:list-item>
                <text:p text:style-name="P80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4291130982462728226" text:style-name="L63">
              <text:list-item>
                <text:p text:style-name="P81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663916415689875231" text:style-name="L64">
              <text:list-item>
                <text:p text:style-name="P82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7945626240273560434" text:style-name="L65">
              <text:list-item>
                <text:p text:style-name="P83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3838886249610717306" text:style-name="L66">
              <text:list-item>
                <text:p text:style-name="P84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<text:soft-page-break/>見聞</text:p>
          </table:table-cell>
          <table:table-cell table:style-name="表5.C2" office:value-type="string">
            <text:list xml:id="list4909976766545209475" text:style-name="L67">
              <text:list-item>
                <text:p text:style-name="P85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3048505339090363301" text:style-name="L68">
              <text:list-item>
                <text:p text:style-name="P8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5963001056939173766" text:style-name="L69">
              <text:list-item>
                <text:p text:style-name="P87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8881674728524348018" text:style-name="L70">
              <text:list-item>
                <text:p text:style-name="P88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4"/>
      <text:p text:style-name="P4">[/ 20200211_104003]</text:p>
      <text:p text:style-name="P14"/>
      <text:p text:style-name="P9"/>
      <text:p text:style-name="P14"/>
      <text:p text:style-name="P2">---------------------------------------------------------------</text:p>
      <text:p text:style-name="P4">[20200218_154520]</text:p>
      <text:p text:style-name="P14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こぶしえん新築工事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曇り、ときどき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学芸大学</text:p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2422139673302405108" text:style-name="L71">
              <text:list-item>
                <text:p text:style-name="P89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3075091156028552154" text:style-name="L72">
              <text:list-item>
                <text:p text:style-name="P90">親方さん。１７５ぐらい。ガタイがでかい。</text:p>
              </text:list-item>
              <text:list-item>
                <text:p text:style-name="P90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0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0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<text:soft-page-break/>人</text:p>
          </table:table-cell>
          <table:table-cell table:style-name="表6.C2" office:value-type="string">
            <text:list xml:id="list3601975820210776655" text:style-name="L73">
              <text:list-item>
                <text:p text:style-name="P91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1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39949477538484857" text:style-name="L74">
              <text:list-item>
                <text:p text:style-name="P92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1825846167353671729" text:style-name="L75">
              <text:list-item>
                <text:p text:style-name="P93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3796536614380578395" text:style-name="L76">
              <text:list-item>
                <text:p text:style-name="P94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1766012640308013045" text:style-name="L77">
              <text:list-item>
                <text:p text:style-name="P95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995424013223907176" text:style-name="L78">
              <text:list-item>
                <text:p text:style-name="P96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5120093884916491067" text:style-name="L79">
              <text:list-item>
                <text:p text:style-name="P97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1416515012206769209" text:style-name="L80">
              <text:list-item>
                <text:p text:style-name="P98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5462781909602766597" text:style-name="L81">
              <text:list-item>
                <text:p text:style-name="P99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7531747771649121762" text:style-name="L82">
              <text:list-item>
                <text:p text:style-name="P100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8643234019249256871" text:style-name="L83">
              <text:list-item>
                <text:p text:style-name="P101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5130414294245817517" text:style-name="L84">
              <text:list-item>
                <text:p text:style-name="P102">上記のとおり、扶桑のうりざねの人に、朝、経路を教えてもらった。</text:p>
                <text:list>
                  <text:list-item>
                    <text:p text:style-name="P102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2">テンガイさんか、５時になった頃、打設現場に来てくれる。残業は、ご自分がされる、とのこと。お礼を伝える。</text:p>
                <text:list>
                  <text:list-item>
                    <text:p text:style-name="P102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4">[/ 20200218_155640]</text:p>
      <text:p text:style-name="P14"/>
      <text:p text:style-name="P9"><text:soft-page-break/></text:p>
      <text:p text:style-name="P2">---------------------------------------------------------------</text:p>
      <text:p text:style-name="P4">[XXX] 20200226_164915</text:p>
      <text:p text:style-name="P14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こぶしえん新築工事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曇り、ときどき晴れ</text:p>
          </table:table-cell>
        </table:table-row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学芸大学</text:p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5093030582587739901" text:style-name="L85">
              <text:list-item>
                <text:p text:style-name="P103">「貢石」（こうせき）。３人。１人はベトナム人。</text:p>
              </text:list-item>
              <text:list-item>
                <text:p text:style-name="P103">日本人の人：２人。一人は、１７５ぐらい。痩せ身。顔の輪郭は、細長。</text:p>
              </text:list-item>
              <text:list-item>
                <text:p text:style-name="P103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7076248527566301695" text:style-name="L86">
              <text:list-item>
                <text:p text:style-name="P104">松原組の人たち。前回、バイブを担当していた一人。親方さんではなく。顔の肌が浅黒い人。</text:p>
                <text:list>
                  <text:list-item>
                    <text:p text:style-name="P104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4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5019183635511381047" text:style-name="L87">
              <text:list-item>
                <text:p text:style-name="P105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5740095821679001411" text:style-name="L88">
              <text:list-item>
                <text:p text:style-name="P106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4174528088694944181" text:style-name="L89">
              <text:list-item>
                <text:p text:style-name="P107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4167712478469290269" text:style-name="L90">
              <text:list-item>
                <text:p text:style-name="P108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238006116024311201" text:style-name="L91">
              <text:list-item>
                <text:p text:style-name="P109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7964529770177058472" text:style-name="L92">
              <text:list-item>
                <text:p text:style-name="P110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4401530804550833271" text:style-name="L93">
              <text:list-item>
                <text:p text:style-name="P111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1">省略</text:p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466408388679170254" text:style-name="L94">
              <text:list-item>
                <text:p text:style-name="P112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2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見聞</text:p>
          </table:table-cell>
          <table:table-cell table:style-name="表7.C2" office:value-type="string">
            <text:list xml:id="list8061100970162697285" text:style-name="L95">
              <text:list-item>
                <text:p text:style-name="P113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2185293381614332024" text:style-name="L96">
              <text:list-item>
                <text:p text:style-name="P114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5281711536454198736" text:style-name="L97">
              <text:list-item>
                <text:p text:style-name="P115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6353969805291746555" text:style-name="L98">
              <text:list-item>
                <text:p text:style-name="P116">長畑さんに、サインをもらった。</text:p>
              </text:list-item>
            </text:list>
          </table:table-cell>
        </table:table-row>
      </table:table>
      <text:p text:style-name="P14"/>
      <text:p text:style-name="P4">[/ XXXX] 20200226_170534</text:p>
      <text:p text:style-name="P14"/>
      <text:p text:style-name="P9"/>
      <text:p text:style-name="P14"/>
      <text:p text:style-name="P2">---------------------------------------------------------------</text:p>
      <text:p text:style-name="P4">[XXX] 20200304_151752</text:p>
      <text:p text:style-name="P14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愛知屋様伊勢佐木町プロジェクト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黄金町</text:p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4119975289176911529" text:style-name="L99">
              <text:list-item>
                <text:p text:style-name="P117">那須産業。２人。一人は、３０半ば、若く見える。１７５ぐらい。顔が、色白い。</text:p>
              </text:list-item>
              <text:list-item>
                <text:p text:style-name="P117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9048332998937384659" text:style-name="L100">
              <text:list-item>
                <text:p text:style-name="P118">今西建設。バイブの人、一人は、ベトナムの人。若い。後半、サングラスを着ける。</text:p>
              </text:list-item>
              <text:list-item>
                <text:p text:style-name="P118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8075403839452057131" text:style-name="L101">
              <text:list-item>
                <text:p text:style-name="P119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3152351982814195505" text:style-name="L102">
              <text:list-item>
                <text:p text:style-name="P120"/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3746173977702664921" text:style-name="L103">
              <text:list-item>
                <text:p text:style-name="P121"/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4445645180349671362" text:style-name="L104">
              <text:list-item>
                <text:p text:style-name="P122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7263311561798617626" text:style-name="L105">
              <text:list-item>
                <text:p text:style-name="P123">打設現場を担当した人。４０半ばか。メガネあり。１７０弱か。いくぶん、太め。</text:p>
              </text:list-item>
              <text:list-item>
                <text:p text:style-name="P123">所長さんか、朝礼時、打設の周知会を主宰。「いいコンクリを打ちましょう」</text:p>
              </text:list-item>
              <text:list-item>
                <text:p text:style-name="P123">３人目の人。６０半ばか。清水で働いていたとのこと。</text:p>
                <text:list>
                  <text:list-item>
                    <text:p text:style-name="P123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6735081449374049859" text:style-name="L106">
              <text:list-item>
                <text:p text:style-name="P124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6059259128020225419" text:style-name="L107">
              <text:list-item>
                <text:p text:style-name="P125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9052647900164411557" text:style-name="L108">
              <text:list-item>
                <text:p text:style-name="P126">３階、立ち上がり。</text:p>
              </text:list-item>
              <text:list-item>
                <text:p text:style-name="P126">まず、柱だったか。１本か２本。</text:p>
              </text:list-item>
              <text:list-item>
                <text:p text:style-name="P126">次に、階段。踊り場まで。それから、柱など、だったか。</text:p>
              </text:list-item>
              <text:list-item>
                <text:p text:style-name="P126">通りに面した側の手すり。最後。スラブを全て上げてから。コンクリのホースは、タワーから吊り下げる。</text:p>
              </text:list-item>
              <text:list-item>
                <text:p text:style-name="P126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<text:soft-page-break/>出来事、見聞</text:p>
          </table:table-cell>
          <table:table-cell table:style-name="表8.C2" office:value-type="string">
            <text:list xml:id="list1236341012646916266" text:style-name="L109">
              <text:list-item>
                <text:p text:style-name="P127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4601667484235636042" text:style-name="L110">
              <text:list-item>
                <text:p text:style-name="P128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9129005335523387532" text:style-name="L111">
              <text:list-item>
                <text:p text:style-name="P129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4441006472750857002" text:style-name="L112">
              <text:list-item>
                <text:p text:style-name="P130">上記のとおり、朝、金子工業所の担当の人、新規の用紙を、用意してくれた。</text:p>
              </text:list-item>
              <text:list-item>
                <text:p text:style-name="P130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4"/>
      <text:p text:style-name="P4">[/ XXXX] 20200304_153636</text:p>
      <text:p text:style-name="P14"/>
      <text:p text:style-name="P9"/>
      <text:p text:style-name="P14"/>
      <text:p text:style-name="P2">---------------------------------------------------------------</text:p>
      <text:p text:style-name="P4">[XXX] 20200309_142012</text:p>
      <text:p text:style-name="P14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東中野５丁目計画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。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落合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p text:style-name="P11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4842795682756759512" text:style-name="L113">
              <text:list-item>
                <text:p text:style-name="P131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3186782925289312718" text:style-name="L114">
              <text:list-item>
                <text:p text:style-name="P132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2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5349926880659706753" text:style-name="L115">
              <text:list-item>
                <text:p text:style-name="P133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6706102705984778236" text:style-name="L116">
              <text:list-item>
                <text:p text:style-name="P134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8750735001704983102" text:style-name="L117">
              <text:list-item>
                <text:p text:style-name="P135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5622625859846624225" text:style-name="L118">
              <text:list-item>
                <text:p text:style-name="P136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4405369028628662500" text:style-name="L119">
              <text:list-item>
                <text:p text:style-name="P137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4867207418724257925" text:style-name="L120">
              <text:list-item>
                <text:p text:style-name="P138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5612887348126819283" text:style-name="L121">
              <text:list-item>
                <text:p text:style-name="P139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5112710600072655055" text:style-name="L122">
              <text:list-item>
                <text:p text:style-name="P140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4006243998976049729" text:style-name="L123">
              <text:list-item>
                <text:p text:style-name="P141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3114195247432393192" text:style-name="L124">
              <text:list-item>
                <text:p text:style-name="P142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4825547569405018032" text:style-name="L125">
              <text:list-item>
                <text:p text:style-name="P143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7688926031954661357" text:style-name="L126">
              <text:list-item>
                <text:p text:style-name="P144">終了後、森さんに連絡。詰所に来てくれる。</text:p>
              </text:list-item>
              <text:list-item>
                <text:p text:style-name="P144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7599784547394401936" text:style-name="L127">
              <text:list-item>
                <text:p text:style-name="P145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5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P4"><text:soft-page-break/>[/ XXXX] 20200309_143339</text:p>
      <text:p text:style-name="P14"/>
      <text:p text:style-name="P9"/>
      <text:p text:style-name="P14"/>
      <text:p text:style-name="P2">---------------------------------------------------------------</text:p>
      <text:p text:style-name="P4">[XXX] </text:p>
      <text:p text:style-name="P14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>藤沢市辻堂新町計画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>晴れ</text:p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>辻堂駅（JR東）</text:p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3969513833722882534" text:style-name="L128">
              <text:list-item>
                <text:p text:style-name="P146">９時過ぎか</text:p>
              </text:list-item>
              <text:list-item>
                <text:p text:style-name="P146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3064284173609059392" text:style-name="L129">
              <text:list-item>
                <text:p text:style-name="P147">西湘工業。３人。午後からだったか、４人。</text:p>
              </text:list-item>
              <text:list-item>
                <text:p text:style-name="P147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7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5662702144739179460" text:style-name="L130">
              <text:list-item>
                <text:p text:style-name="P148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4264371148813577392" text:style-name="L131">
              <text:list-item>
                <text:p text:style-name="P149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1060250543416132610" text:style-name="L132">
              <text:list-item>
                <text:p text:style-name="P150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1548081722795572285" text:style-name="L133">
              <text:list-item>
                <text:p text:style-name="P151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5479893866223508704" text:style-name="L134">
              <text:list-item>
                <text:p text:style-name="P152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<text:soft-page-break/>ん</text:p>
          </table:table-cell>
          <table:table-cell table:style-name="表10.C2" office:value-type="string">
            <text:list xml:id="list1776451205943074624" text:style-name="L135">
              <text:list-item>
                <text:p text:style-name="P153">３人。</text:p>
              </text:list-item>
              <text:list-item>
                <text:p text:style-name="P153"><text:soft-page-break/>所長さん。（P1)</text:p>
              </text:list-item>
              <text:list-item>
                <text:p text:style-name="P153">４０ぐらいの人。体は痩せている。鼻の形、鉤鼻。立ち上がりの区画に入って、打設の完遂を確認する役。（P２）</text:p>
              </text:list-item>
              <text:list-item>
                <text:p text:style-name="P153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3072811282421684668" text:style-name="L136">
              <text:list-item>
                <text:p text:style-name="P154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4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4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1996426391737915010" text:style-name="L137">
              <text:list-item>
                <text:p text:style-name="P155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3714185361562714651" text:style-name="L138">
              <text:list-item>
                <text:p text:style-name="P156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3747999790733491167" text:style-name="L139">
              <text:list-item>
                <text:p text:style-name="P157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5348549098535546730" text:style-name="L140">
              <text:list-item>
                <text:p text:style-name="P158">富士山が見える。大きい。</text:p>
              </text:list-item>
              <text:list-item>
                <text:p text:style-name="P158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8224007291556476654" text:style-name="L141">
              <text:list-item>
                <text:p text:style-name="P159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4904888432672642175" text:style-name="L142">
              <text:list-item>
                <text:p text:style-name="P160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4829680106020626633" text:style-name="L143">
              <text:list-item>
                <text:p text:style-name="P161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4"/>
      <text:p text:style-name="P4">[/ XXXX] 20200317_084620</text:p>
      <text:p text:style-name="P14"/>
      <text:p text:style-name="P9"/>
      <text:p text:style-name="P13"/>
      <text:p text:style-name="P2">---------------------------------------------------------------</text:p>
      <text:p text:style-name="P4"><text:soft-page-break/>[XXX] 20200325_134803</text:p>
      <text:p text:style-name="P14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0">1</text:p>
          </table:table-cell>
          <table:table-cell table:style-name="表11.B1" office:value-type="string">
            <text:p text:style-name="P10">現場</text:p>
          </table:table-cell>
          <table:table-cell table:style-name="表11.C1" office:value-type="string">
            <text:p text:style-name="P11">アーデル平塚新築工事</text:p>
          </table:table-cell>
        </table:table-row>
        <table:table-row>
          <table:table-cell table:style-name="表11.A2" office:value-type="float" office:value="2">
            <text:p text:style-name="P10">2</text:p>
          </table:table-cell>
          <table:table-cell table:style-name="表11.B2" office:value-type="string">
            <text:p text:style-name="P10">天気</text:p>
          </table:table-cell>
          <table:table-cell table:style-name="表11.C2" office:value-type="string">
            <text:p text:style-name="P11">晴れ</text:p>
          </table:table-cell>
        </table:table-row>
        <table:table-row>
          <table:table-cell table:style-name="表11.A2" office:value-type="float" office:value="3">
            <text:p text:style-name="P10">3</text:p>
          </table:table-cell>
          <table:table-cell table:style-name="表11.B2" office:value-type="string">
            <text:p text:style-name="P10">最寄り</text:p>
          </table:table-cell>
          <table:table-cell table:style-name="表11.C2" office:value-type="string">
            <text:p text:style-name="P11">平塚駅</text:p>
          </table:table-cell>
        </table:table-row>
        <table:table-row>
          <table:table-cell table:style-name="表11.B2" office:value-type="string">
            <text:p text:style-name="P10">3-2</text:p>
            <text:p text:style-name="P10"/>
          </table:table-cell>
          <table:table-cell table:style-name="表11.B2" office:value-type="string">
            <text:p text:style-name="P11">開始／終了時刻</text:p>
          </table:table-cell>
          <table:table-cell table:style-name="表11.C2" office:value-type="string">
            <text:list xml:id="list2924928911027159425" text:style-name="L144">
              <text:list-item>
                <text:p text:style-name="P162">開始　９時半過ぎ？</text:p>
              </text:list-item>
              <text:list-item>
                <text:p text:style-name="P162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0">4</text:p>
          </table:table-cell>
          <table:table-cell table:style-name="表11.B2" office:value-type="string">
            <text:p text:style-name="P10">他職：ポンプ</text:p>
          </table:table-cell>
          <table:table-cell table:style-name="表11.C2" office:value-type="string">
            <text:list xml:id="list977603886727626355" text:style-name="L145">
              <text:list-item>
                <text:p text:style-name="P163">SHIMAZU</text:p>
              </text:list-item>
              <text:list-item>
                <text:p text:style-name="P163">３人。ホース担当は、口ひげあり。表情は硬い。５０前後か。皆、日本人。</text:p>
              </text:list-item>
              <text:list-item>
                <text:p text:style-name="P163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0">5</text:p>
          </table:table-cell>
          <table:table-cell table:style-name="表11.B2" office:value-type="string">
            <text:p text:style-name="P10">他職：土工さん</text:p>
          </table:table-cell>
          <table:table-cell table:style-name="表11.C2" office:value-type="string">
            <text:list xml:id="list5434813824167061768" text:style-name="L146">
              <text:list-item>
                <text:p text:style-name="P164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0">6</text:p>
          </table:table-cell>
          <table:table-cell table:style-name="表11.B2" office:value-type="string">
            <text:p text:style-name="P10">他職：電気屋さんの相番の人</text:p>
          </table:table-cell>
          <table:table-cell table:style-name="表11.C2" office:value-type="string">
            <text:list xml:id="list882806531200338916" text:style-name="L147">
              <text:list-item>
                <text:p text:style-name="P165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0">6--2</text:p>
          </table:table-cell>
          <table:table-cell table:style-name="表11.B2" office:value-type="string">
            <text:p text:style-name="P10">他職：<text:span text:style-name="T2">警備</text:span></text:p>
          </table:table-cell>
          <table:table-cell table:style-name="表11.C2" office:value-type="string">
            <text:list xml:id="list7624208025476298944" text:style-name="L148">
              <text:list-item>
                <text:p text:style-name="P166"/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土間屋さん</text:span></text:p>
          </table:table-cell>
          <table:table-cell table:style-name="表11.C2" office:value-type="string">
            <text:list xml:id="list3344980006926462164" text:style-name="L149">
              <text:list-item>
                <text:p text:style-name="P167"/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大工さん</text:span></text:p>
          </table:table-cell>
          <table:table-cell table:style-name="表11.C2" office:value-type="string">
            <text:list xml:id="list957892285037225862" text:style-name="L150">
              <text:list-item>
                <text:p text:style-name="P168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0">7</text:p>
          </table:table-cell>
          <table:table-cell table:style-name="表11.B2" office:value-type="string">
            <text:p text:style-name="P10">監督さん</text:p>
          </table:table-cell>
          <table:table-cell table:style-name="表11.C2" office:value-type="string">
            <text:list xml:id="list3791436260018586808" text:style-name="L151">
              <text:list-item>
                <text:p text:style-name="P169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0">8</text:p>
          </table:table-cell>
          <table:table-cell table:style-name="表11.B2" office:value-type="string">
            <text:p text:style-name="P10">発注者の方</text:p>
          </table:table-cell>
          <table:table-cell table:style-name="表11.C2" office:value-type="string">
            <text:list xml:id="list2892264404724135343" text:style-name="L152">
              <text:list-item>
                <text:p text:style-name="P170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東和からの同僚</text:p>
          </table:table-cell>
          <table:table-cell table:style-name="表11.C2" office:value-type="string">
            <text:list xml:id="list7070770755224826932" text:style-name="L153">
              <text:list-item>
                <text:p text:style-name="P171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0">9</text:p>
          </table:table-cell>
          <table:table-cell table:style-name="表11.B2" office:value-type="string">
            <text:p text:style-name="P10">現場見取り図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10">
            <text:p text:style-name="P10">10</text:p>
          </table:table-cell>
          <table:table-cell table:style-name="表11.B2" office:value-type="string">
            <text:p text:style-name="P11">段取り</text:p>
          </table:table-cell>
          <table:table-cell table:style-name="表11.C2" office:value-type="string">
            <text:list xml:id="list1165473919867585995" text:style-name="L154">
              <text:list-item>
                <text:p text:style-name="P172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行き帰りでの出来事、見聞</text:p>
          </table:table-cell>
          <table:table-cell table:style-name="表11.C2" office:value-type="string">
            <text:list xml:id="list2310988531598700925" text:style-name="L155">
              <text:list-item>
                <text:p text:style-name="P173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周囲の事物</text:p>
          </table:table-cell>
          <table:table-cell table:style-name="表11.C2" office:value-type="string">
            <text:list xml:id="list7103765494172320973" text:style-name="L156">
              <text:list-item>
                <text:p text:style-name="P174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0">11</text:p>
          </table:table-cell>
          <table:table-cell table:style-name="表11.B2" office:value-type="string">
            <text:p text:style-name="P11">その他</text:p>
          </table:table-cell>
          <table:table-cell table:style-name="表11.C2" office:value-type="string">
            <text:list xml:id="list8899749781341650043" text:style-name="L157">
              <text:list-item>
                <text:p text:style-name="P175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0">12</text:p>
          </table:table-cell>
          <table:table-cell table:style-name="表11.B2" office:value-type="string">
            <text:p text:style-name="P11">やってもらったこと</text:p>
          </table:table-cell>
          <table:table-cell table:style-name="表11.C2" office:value-type="string">
            <text:list xml:id="list8143759799738078346" text:style-name="L158">
              <text:list-item>
                <text:p text:style-name="P176">中根氏。日報のサイン、引き受けてもらった。</text:p>
              </text:list-item>
              <text:list-item>
                <text:p text:style-name="P176">電気担当の人。秋山さん。朝礼の後、設備の人に、引き合わせてくれた。</text:p>
                <text:list>
                  <text:list-item>
                    <text:p text:style-name="P176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6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危険予知、危険感知</text:p>
          </table:table-cell>
          <table:table-cell table:style-name="表11.C2" office:value-type="string">
            <text:list xml:id="list5322479052834604565" text:style-name="L159">
              <text:list-item>
                <text:p text:style-name="P177">ロングスパンの、扉の開閉時。格子の間に指を挟む危険、変わりなくあり。</text:p>
              </text:list-item>
              <text:list-item>
                <text:p text:style-name="P177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4"/>
      <text:p text:style-name="P4">[/ XXXX] 20200325_140818</text:p>
      <text:p text:style-name="P14"/>
      <text:p text:style-name="P9"/>
      <text:p text:style-name="P2">---------------------------------------------------------------</text:p>
      <text:p text:style-name="P4">[XXX] 20200329_171641</text:p>
      <text:p text:style-name="P14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0">1</text:p>
          </table:table-cell>
          <table:table-cell table:style-name="表12.B1" office:value-type="string">
            <text:p text:style-name="P10">現場</text:p>
          </table:table-cell>
          <table:table-cell table:style-name="表12.C1" office:value-type="string">
            <text:p text:style-name="P11">豊島区高田１丁目計画</text:p>
          </table:table-cell>
        </table:table-row>
        <table:table-row>
          <table:table-cell table:style-name="表12.A2" office:value-type="float" office:value="2">
            <text:p text:style-name="P10">2</text:p>
          </table:table-cell>
          <table:table-cell table:style-name="表12.B2" office:value-type="string">
            <text:p text:style-name="P10">天気</text:p>
          </table:table-cell>
          <table:table-cell table:style-name="表12.C2" office:value-type="string">
            <text:p text:style-name="P11">晴れ</text:p>
          </table:table-cell>
        </table:table-row>
        <table:table-row>
          <table:table-cell table:style-name="表12.A2" office:value-type="float" office:value="3">
            <text:p text:style-name="P10">3</text:p>
          </table:table-cell>
          <table:table-cell table:style-name="表12.B2" office:value-type="string">
            <text:p text:style-name="P10">最寄り</text:p>
          </table:table-cell>
          <table:table-cell table:style-name="表12.C2" office:value-type="string">
            <text:p text:style-name="P11">早稲田駅（東西線）</text:p>
          </table:table-cell>
        </table:table-row>
        <table:table-row>
          <table:table-cell table:style-name="表12.B2" office:value-type="string">
            <text:p text:style-name="P10">3-2</text:p>
            <text:p text:style-name="P10"/>
          </table:table-cell>
          <table:table-cell table:style-name="表12.B2" office:value-type="string">
            <text:p text:style-name="P11">開始／終了時刻</text:p>
          </table:table-cell>
          <table:table-cell table:style-name="表12.C2" office:value-type="string">
            <text:list xml:id="list6289396771971708233" text:style-name="L160">
              <text:list-item>
                <text:p text:style-name="P178">開始　：　９時半ぐらい</text:p>
              </text:list-item>
              <text:list-item>
                <text:p text:style-name="P178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0">4</text:p>
          </table:table-cell>
          <table:table-cell table:style-name="表12.B2" office:value-type="string">
            <text:p text:style-name="P10">他職：ポンプ</text:p>
          </table:table-cell>
          <table:table-cell table:style-name="表12.C2" office:value-type="string">
            <text:list xml:id="list4744189339941226233" text:style-name="L161">
              <text:list-item>
                <text:p text:style-name="P179">洋輔圧送</text:p>
              </text:list-item>
              <text:list-item>
                <text:p text:style-name="P179">３人。共に、４０前半か。</text:p>
              </text:list-item>
              <text:list-item>
                <text:p text:style-name="P179"><text:soft-page-break/>ホース口担当の人。髪の毛が、縮れている。</text:p>
              </text:list-item>
              <text:list-item>
                <text:p text:style-name="P179">ホースの引き回し担当の人。丸顔。よく笑顔になる。目尻に、シワが４・５本浮き出る、笑うとき。</text:p>
              </text:list-item>
              <text:list-item>
                <text:p text:style-name="P179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0">5</text:p>
          </table:table-cell>
          <table:table-cell table:style-name="表12.B2" office:value-type="string">
            <text:p text:style-name="P10">他職：土工さん</text:p>
          </table:table-cell>
          <table:table-cell table:style-name="表12.C2" office:value-type="string">
            <text:list xml:id="list730599879528522050" text:style-name="L162">
              <text:list-item>
                <text:p text:style-name="P180">石渡工務店</text:p>
              </text:list-item>
              <text:list-item>
                <text:p text:style-name="P180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0">6</text:p>
          </table:table-cell>
          <table:table-cell table:style-name="表12.B2" office:value-type="string">
            <text:p text:style-name="P10">他職：電気屋さんの相番の人</text:p>
          </table:table-cell>
          <table:table-cell table:style-name="表12.C2" office:value-type="string">
            <text:list xml:id="list1880914513439149253" text:style-name="L163">
              <text:list-item>
                <text:p text:style-name="P181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0">6--2</text:p>
          </table:table-cell>
          <table:table-cell table:style-name="表12.B2" office:value-type="string">
            <text:p text:style-name="P10">他職：<text:span text:style-name="T2">警備</text:span></text:p>
          </table:table-cell>
          <table:table-cell table:style-name="表12.C2" office:value-type="string">
            <text:list xml:id="list6307880864056350792" text:style-name="L164">
              <text:list-item>
                <text:p text:style-name="P182"/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土間屋さん</text:span></text:p>
          </table:table-cell>
          <table:table-cell table:style-name="表12.C2" office:value-type="string">
            <text:list xml:id="list6260271576936229176" text:style-name="L165">
              <text:list-item>
                <text:p text:style-name="P183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大工さん</text:span></text:p>
          </table:table-cell>
          <table:table-cell table:style-name="表12.C2" office:value-type="string">
            <text:list xml:id="list7620808951149211659" text:style-name="L166">
              <text:list-item>
                <text:p text:style-name="P184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0">7</text:p>
          </table:table-cell>
          <table:table-cell table:style-name="表12.B2" office:value-type="string">
            <text:p text:style-name="P10">監督さん</text:p>
          </table:table-cell>
          <table:table-cell table:style-name="表12.C2" office:value-type="string">
            <text:list xml:id="list4514005299573086446" text:style-name="L167">
              <text:list-item>
                <text:p text:style-name="P185">１人。年配の人。６０半ばか。</text:p>
              </text:list-item>
              <text:list-item>
                <text:p text:style-name="P185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0">8</text:p>
          </table:table-cell>
          <table:table-cell table:style-name="表12.B2" office:value-type="string">
            <text:p text:style-name="P10">発注者の方</text:p>
          </table:table-cell>
          <table:table-cell table:style-name="表12.C2" office:value-type="string">
            <text:list xml:id="list1409815436513781515" text:style-name="L168">
              <text:list-item>
                <text:p text:style-name="P186">佐藤工業、あいはら様。電話の応対、丁寧にしてくださる。</text:p>
              </text:list-item>
              <text:list-item>
                <text:p text:style-name="P186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東和からの同僚</text:p>
          </table:table-cell>
          <table:table-cell table:style-name="表12.C2" office:value-type="string">
            <text:list xml:id="list3376912524640782889" text:style-name="L169">
              <text:list-item>
                <text:p text:style-name="P187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0">9</text:p>
          </table:table-cell>
          <table:table-cell table:style-name="表12.B2" office:value-type="string">
            <text:p text:style-name="P10">現場見取り図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10">
            <text:p text:style-name="P10">10</text:p>
          </table:table-cell>
          <table:table-cell table:style-name="表12.B2" office:value-type="string">
            <text:p text:style-name="P11">段取り</text:p>
          </table:table-cell>
          <table:table-cell table:style-name="表12.C2" office:value-type="string">
            <text:list xml:id="list4255150530836116860" text:style-name="L170">
              <text:list-item>
                <text:p text:style-name="P188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行き帰りでの出来事、見聞</text:p>
          </table:table-cell>
          <table:table-cell table:style-name="表12.C2" office:value-type="string">
            <text:list xml:id="list8008124947470205779" text:style-name="L171">
              <text:list-item>
                <text:p text:style-name="P189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周囲の事物</text:p>
          </table:table-cell>
          <table:table-cell table:style-name="表12.C2" office:value-type="string">
            <text:list xml:id="list5427438563768187275" text:style-name="L172">
              <text:list-item>
                <text:p text:style-name="P190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0">11</text:p>
          </table:table-cell>
          <table:table-cell table:style-name="表12.B2" office:value-type="string">
            <text:p text:style-name="P11">その他</text:p>
          </table:table-cell>
          <table:table-cell table:style-name="表12.C2" office:value-type="string">
            <text:list xml:id="list276122087175736526" text:style-name="L173">
              <text:list-item>
                <text:p text:style-name="P191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0">12</text:p>
          </table:table-cell>
          <table:table-cell table:style-name="表12.B2" office:value-type="string">
            <text:p text:style-name="P11">やってもらったこと</text:p>
          </table:table-cell>
          <table:table-cell table:style-name="表12.C2" office:value-type="string">
            <text:list xml:id="list4168228185343283201" text:style-name="L174">
              <text:list-item>
                <text:p text:style-name="P192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危険予知、危険感知</text:p>
          </table:table-cell>
          <table:table-cell table:style-name="表12.C2" office:value-type="string">
            <text:list xml:id="list8205806135812993903" text:style-name="L175">
              <text:list-item>
                <text:p text:style-name="P193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4"/>
      <text:p text:style-name="P4">[/ XXXX] 20200329_173344</text:p>
      <text:p text:style-name="P14"/>
      <text:p text:style-name="P9"/>
      <text:p text:style-name="P14"/>
      <text:p text:style-name="P2">---------------------------------------------------------------</text:p>
      <text:p text:style-name="P4">[XXX] 20200405_080211</text:p>
      <text:p text:style-name="P14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0">現場</text:p>
          </table:table-cell>
          <table:table-cell table:style-name="表14.C1" office:value-type="string">
            <text:p text:style-name="P11">こぶしえん新築工事</text:p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0">天気</text:p>
          </table:table-cell>
          <table:table-cell table:style-name="表14.C2" office:value-type="string">
            <text:p text:style-name="P11">晴れ</text:p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0">最寄り</text:p>
          </table:table-cell>
          <table:table-cell table:style-name="表14.C2" office:value-type="string">
            <text:p text:style-name="P11">学芸大学</text:p>
          </table:table-cell>
        </table:table-row>
        <table:table-row>
          <table:table-cell table:style-name="表14.B2" office:value-type="string">
            <text:p text:style-name="P10">3-2</text:p>
            <text:p text:style-name="P10"/>
          </table:table-cell>
          <table:table-cell table:style-name="表14.B2" office:value-type="string">
            <text:p text:style-name="P11">開始／終了時刻</text:p>
          </table:table-cell>
          <table:table-cell table:style-name="表14.C2" office:value-type="string">
            <text:list xml:id="list6611488777463344528" text:style-name="L176">
              <text:list-item>
                <text:p text:style-name="P194">開始　９時？</text:p>
              </text:list-item>
              <text:list-item>
                <text:p text:style-name="P194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0">4</text:p>
          </table:table-cell>
          <table:table-cell table:style-name="表14.B2" office:value-type="string">
            <text:p text:style-name="P10">他職：ポンプ</text:p>
          </table:table-cell>
          <table:table-cell table:style-name="表14.C2" office:value-type="string">
            <text:list xml:id="list6855459174363293615" text:style-name="L177">
              <text:list-item>
                <text:p text:style-name="P195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0">5</text:p>
          </table:table-cell>
          <table:table-cell table:style-name="表14.B2" office:value-type="string">
            <text:p text:style-name="P10">他職：土工さん</text:p>
          </table:table-cell>
          <table:table-cell table:style-name="表14.C2" office:value-type="string">
            <text:list xml:id="list5754684276862508654" text:style-name="L178">
              <text:list-item>
                <text:p text:style-name="P196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0">6</text:p>
          </table:table-cell>
          <table:table-cell table:style-name="表14.B2" office:value-type="string">
            <text:p text:style-name="P10">他職：電気屋さんの<text:soft-page-break/>相番の人</text:p>
          </table:table-cell>
          <table:table-cell table:style-name="表14.C2" office:value-type="string">
            <text:list xml:id="list3487629238714399621" text:style-name="L179">
              <text:list-item>
                <text:p text:style-name="P197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0">6--2</text:p>
          </table:table-cell>
          <table:table-cell table:style-name="表14.B2" office:value-type="string">
            <text:p text:style-name="P10">他職：<text:span text:style-name="T2">警備</text:span></text:p>
          </table:table-cell>
          <table:table-cell table:style-name="表14.C2" office:value-type="string">
            <text:list xml:id="list5005428826509751208" text:style-name="L180">
              <text:list-item>
                <text:p text:style-name="P198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0">7</text:p>
          </table:table-cell>
          <table:table-cell table:style-name="表14.B2" office:value-type="string">
            <text:p text:style-name="P10">監督さん</text:p>
          </table:table-cell>
          <table:table-cell table:style-name="表14.C2" office:value-type="string">
            <text:list xml:id="list5214523362780166717" text:style-name="L181">
              <text:list-item>
                <text:p text:style-name="P199">ガタイのいい人、またいる。表情は、健康そう。マスクはしていない。</text:p>
              </text:list-item>
              <text:list-item>
                <text:p text:style-name="P199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0">8</text:p>
          </table:table-cell>
          <table:table-cell table:style-name="表14.B2" office:value-type="string">
            <text:p text:style-name="P10">発注者の方</text:p>
          </table:table-cell>
          <table:table-cell table:style-name="表14.C2" office:value-type="string">
            <text:list xml:id="list1645977978224276295" text:style-name="L182">
              <text:list-item>
                <text:p text:style-name="P200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0">10</text:p>
          </table:table-cell>
          <table:table-cell table:style-name="表14.B2" office:value-type="string">
            <text:p text:style-name="P11">段取り</text:p>
          </table:table-cell>
          <table:table-cell table:style-name="表14.C2" office:value-type="string">
            <text:list xml:id="list2532507339029328197" text:style-name="L183">
              <text:list-item>
                <text:p text:style-name="P201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行き帰りでの出来事、見聞</text:p>
          </table:table-cell>
          <table:table-cell table:style-name="表14.C2" office:value-type="string">
            <text:list xml:id="list7137297696075240149" text:style-name="L184">
              <text:list-item>
                <text:p text:style-name="P202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周囲の事物</text:p>
          </table:table-cell>
          <table:table-cell table:style-name="表14.C2" office:value-type="string">
            <text:list xml:id="list6612404053127609314" text:style-name="L185">
              <text:list-item>
                <text:p text:style-name="P203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0">11</text:p>
          </table:table-cell>
          <table:table-cell table:style-name="表14.B2" office:value-type="string">
            <text:p text:style-name="P11">その他</text:p>
          </table:table-cell>
          <table:table-cell table:style-name="表14.C2" office:value-type="string">
            <text:list xml:id="list5148264235519404588" text:style-name="L186">
              <text:list-item>
                <text:p text:style-name="P204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0">12</text:p>
          </table:table-cell>
          <table:table-cell table:style-name="表14.B2" office:value-type="string">
            <text:p text:style-name="P11">やってもらったこと</text:p>
          </table:table-cell>
          <table:table-cell table:style-name="表14.C2" office:value-type="string">
            <text:list xml:id="list6550487295353199573" text:style-name="L187">
              <text:list-item>
                <text:p text:style-name="P205">長畑さんに、サインしてもらう</text:p>
              </text:list-item>
              <text:list-item>
                <text:p text:style-name="P205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危険予知、危険感知</text:p>
          </table:table-cell>
          <table:table-cell table:style-name="表14.C2" office:value-type="string">
            <text:list xml:id="list5550762700498506406" text:style-name="L188">
              <text:list-item>
                <text:p text:style-name="P206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4"/>
      <text:p text:style-name="P4">[/ XXXX] 20200405_081406</text:p>
      <text:p text:style-name="P14"/>
      <text:p text:style-name="P9"/>
      <text:p text:style-name="P14"/>
      <text:p text:style-name="P2">---------------------------------------------------------------</text:p>
      <text:p text:style-name="P4">[XXX] 20200429_152039</text:p>
      <text:p text:style-name="P14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0">現場</text:p>
          </table:table-cell>
          <table:table-cell table:style-name="表15.C1" office:value-type="string">
            <text:p text:style-name="P11">新高円寺プロジェクト</text:p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0">天気</text:p>
          </table:table-cell>
          <table:table-cell table:style-name="表15.C2" office:value-type="string">
            <text:p text:style-name="P11">晴れ。雲あり。</text:p>
          </table:table-cell>
        </table:table-row>
        <table:table-row>
          <table:table-cell table:style-name="表15.A2" office:value-type="float" office:value="3">
            <text:p text:style-name="P10">3</text:p>
          </table:table-cell>
          <table:table-cell table:style-name="表15.B2" office:value-type="string">
            <text:p text:style-name="P10">最寄り</text:p>
          </table:table-cell>
          <table:table-cell table:style-name="表15.C2" office:value-type="string">
            <text:p text:style-name="P11">新高円寺駅</text:p>
          </table:table-cell>
        </table:table-row>
        <text:soft-page-break/>
        <table:table-row>
          <table:table-cell table:style-name="表15.B2" office:value-type="string">
            <text:p text:style-name="P10">3-2</text:p>
            <text:p text:style-name="P10"/>
          </table:table-cell>
          <table:table-cell table:style-name="表15.B2" office:value-type="string">
            <text:p text:style-name="P11">開始／終了時刻</text:p>
          </table:table-cell>
          <table:table-cell table:style-name="表15.C2" office:value-type="string">
            <text:list xml:id="list5125823965774118157" text:style-name="L189">
              <text:list-item>
                <text:p text:style-name="P207">開始：９時半ぐらい</text:p>
              </text:list-item>
              <text:list-item>
                <text:p text:style-name="P207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0">4</text:p>
          </table:table-cell>
          <table:table-cell table:style-name="表15.B2" office:value-type="string">
            <text:p text:style-name="P10">他職：ポンプ</text:p>
          </table:table-cell>
          <table:table-cell table:style-name="表15.C2" office:value-type="string">
            <text:list xml:id="list759045569792351594" text:style-name="L190">
              <text:list-item>
                <text:p text:style-name="P208">３人。一人は、ベトナムの人か。１６５ぐらい。こぶとり。顔の輪郭は、まるっこい。表情は、いかつい。浅黒の肌。</text:p>
              </text:list-item>
              <text:list-item>
                <text:p text:style-name="P208">もう一人、ホース口、そして引き回しも担当の人。日本人。小柄。６５ぐらいか。顔にシワ。身のこなしは、軽い。</text:p>
              </text:list-item>
              <text:list-item>
                <text:p text:style-name="P208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08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0">5</text:p>
          </table:table-cell>
          <table:table-cell table:style-name="表15.B2" office:value-type="string">
            <text:p text:style-name="P10">他職：土工さん</text:p>
          </table:table-cell>
          <table:table-cell table:style-name="表15.C2" office:value-type="string">
            <text:list xml:id="list3619657970948251672" text:style-name="L191">
              <text:list-item>
                <text:p text:style-name="P209">以前に会ったことのある人たち。</text:p>
              </text:list-item>
              <text:list-item>
                <text:p text:style-name="P209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0">6</text:p>
          </table:table-cell>
          <table:table-cell table:style-name="表15.B2" office:value-type="string">
            <text:p text:style-name="P10">他職：電気屋さんの相番の人</text:p>
          </table:table-cell>
          <table:table-cell table:style-name="表15.C2" office:value-type="string">
            <text:list xml:id="list8388348868314739314" text:style-name="L192">
              <text:list-item>
                <text:p text:style-name="P210"/>
              </text:list-item>
            </text:list>
          </table:table-cell>
        </table:table-row>
        <table:table-row>
          <table:table-cell table:style-name="表15.B2" office:value-type="string">
            <text:p text:style-name="P10">6--2</text:p>
          </table:table-cell>
          <table:table-cell table:style-name="表15.B2" office:value-type="string">
            <text:p text:style-name="P10">他職：<text:span text:style-name="T2">警備</text:span></text:p>
          </table:table-cell>
          <table:table-cell table:style-name="表15.C2" office:value-type="string">
            <text:list xml:id="list4631062042740506366" text:style-name="L193">
              <text:list-item>
                <text:p text:style-name="P211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土間屋さん</text:span></text:p>
          </table:table-cell>
          <table:table-cell table:style-name="表15.C2" office:value-type="string">
            <text:list xml:id="list7800272592503200863" text:style-name="L194">
              <text:list-item>
                <text:p text:style-name="P212"/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大工さん</text:span></text:p>
          </table:table-cell>
          <table:table-cell table:style-name="表15.C2" office:value-type="string">
            <text:list xml:id="list859165360046072675" text:style-name="L195">
              <text:list-item>
                <text:p text:style-name="P213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0">7</text:p>
          </table:table-cell>
          <table:table-cell table:style-name="表15.B2" office:value-type="string">
            <text:p text:style-name="P10">監督さん</text:p>
          </table:table-cell>
          <table:table-cell table:style-name="表15.C2" office:value-type="string">
            <text:list xml:id="list1690725313202851064" text:style-name="L196">
              <text:list-item>
                <text:p text:style-name="P214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0">8</text:p>
          </table:table-cell>
          <table:table-cell table:style-name="表15.B2" office:value-type="string">
            <text:p text:style-name="P10">発注者の方</text:p>
          </table:table-cell>
          <table:table-cell table:style-name="表15.C2" office:value-type="string">
            <text:list xml:id="list1379926871996206860" text:style-name="L197">
              <text:list-item>
                <text:p text:style-name="P215">サインをもらったのは、ホクシンの、ある一人の方。１６５ぐらい。顔つきに、脳発達の、非標準さを感じる。</text:p>
                <text:list>
                  <text:list-item>
                    <text:p text:style-name="P215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東和からの同僚</text:p>
          </table:table-cell>
          <table:table-cell table:style-name="表15.C2" office:value-type="string">
            <text:list xml:id="list1885445063716681831" text:style-name="L198">
              <text:list-item>
                <text:p text:style-name="P216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0">9</text:p>
          </table:table-cell>
          <table:table-cell table:style-name="表15.B2" office:value-type="string">
            <text:p text:style-name="P10">現場見<text:soft-page-break/>取り図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10">
            <text:p text:style-name="P10">10</text:p>
          </table:table-cell>
          <table:table-cell table:style-name="表15.B2" office:value-type="string">
            <text:p text:style-name="P11">段取り</text:p>
          </table:table-cell>
          <table:table-cell table:style-name="表15.C2" office:value-type="string">
            <text:list xml:id="list6946011614262266061" text:style-name="L199">
              <text:list-item>
                <text:p text:style-name="P217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行き帰りでの出来事、見聞</text:p>
          </table:table-cell>
          <table:table-cell table:style-name="表15.C2" office:value-type="string">
            <text:list xml:id="list665243919096339400" text:style-name="L200">
              <text:list-item>
                <text:p text:style-name="P218"/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周囲の事物</text:p>
          </table:table-cell>
          <table:table-cell table:style-name="表15.C2" office:value-type="string">
            <text:list xml:id="list8739079915117511116" text:style-name="L201">
              <text:list-item>
                <text:p text:style-name="P219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0">11</text:p>
          </table:table-cell>
          <table:table-cell table:style-name="表15.B2" office:value-type="string">
            <text:p text:style-name="P11">その他</text:p>
          </table:table-cell>
          <table:table-cell table:style-name="表15.C2" office:value-type="string">
            <text:list xml:id="list9059275514234154135" text:style-name="L202">
              <text:list-item>
                <text:p text:style-name="P220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0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0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0">12</text:p>
          </table:table-cell>
          <table:table-cell table:style-name="表15.B2" office:value-type="string">
            <text:p text:style-name="P11">やってもらったこと</text:p>
          </table:table-cell>
          <table:table-cell table:style-name="表15.C2" office:value-type="string">
            <text:list xml:id="list8098855905621987092" text:style-name="L203">
              <text:list-item>
                <text:p text:style-name="P221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危険予知、危険感知</text:p>
          </table:table-cell>
          <table:table-cell table:style-name="表15.C2" office:value-type="string">
            <text:list xml:id="list3369180995731470150" text:style-name="L204">
              <text:list-item>
                <text:p text:style-name="P222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4"/>
      <text:p text:style-name="P4">[/ XXXX] 20200429_153354</text:p>
      <text:p text:style-name="P14"/>
      <text:p text:style-name="P9"/>
      <text:p text:style-name="P2">---------------------------------------------------------------</text:p>
      <text:p text:style-name="P4">[XXX] <text:span text:style-name="T9">20200603_171930</text:span></text:p>
      <text:p text:style-name="P14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0">現場</text:p>
          </table:table-cell>
          <table:table-cell table:style-name="表16.C1" office:value-type="string">
            <text:p text:style-name="P11">アビティ宮前平</text:p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0">天気</text:p>
          </table:table-cell>
          <table:table-cell table:style-name="表16.C2" office:value-type="string">
            <text:p text:style-name="P11">曇り、時々晴れ。</text:p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0">最寄り</text:p>
          </table:table-cell>
          <table:table-cell table:style-name="表16.C2" office:value-type="string">
            <text:p text:style-name="P11">宮前平駅</text:p>
          </table:table-cell>
        </table:table-row>
        <table:table-row>
          <table:table-cell table:style-name="表16.B2" office:value-type="string">
            <text:p text:style-name="P10">3-2</text:p>
            <text:p text:style-name="P10"/>
          </table:table-cell>
          <table:table-cell table:style-name="表16.B2" office:value-type="string">
            <text:p text:style-name="P11">開始／終了時刻</text:p>
          </table:table-cell>
          <table:table-cell table:style-name="表16.C2" office:value-type="string">
            <text:list xml:id="list5123368950285031832" text:style-name="L205">
              <text:list-item>
                <text:p text:style-name="P223">開始　=&gt;　９：１５？</text:p>
              </text:list-item>
              <text:list-item>
                <text:p text:style-name="P223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0">4</text:p>
          </table:table-cell>
          <table:table-cell table:style-name="表16.B2" office:value-type="string">
            <text:p text:style-name="P10">他職：ポンプ</text:p>
          </table:table-cell>
          <table:table-cell table:style-name="表16.C2" office:value-type="string">
            <text:list xml:id="list6766877019452735446" text:style-name="L206">
              <text:list-item>
                <text:p text:style-name="P224">“Fujita”</text:p>
              </text:list-item>
              <text:list-item>
                <text:p text:style-name="P224">もう一つのチームの、ホース担当の人。ベトナム人か。若い。見ると、いつも笑顔を見せている。</text:p>
              </text:list-item>
              <text:list-item>
                <text:p text:style-name="P224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0">5</text:p>
          </table:table-cell>
          <table:table-cell table:style-name="表16.B2" office:value-type="string">
            <text:p text:style-name="P10">他職：土工さん</text:p>
          </table:table-cell>
          <table:table-cell table:style-name="表16.C2" office:value-type="string">
            <text:list xml:id="list3848664518377460055" text:style-name="L207">
              <text:list-item>
                <text:p text:style-name="P225">バイブ担当。２人とも、日本時。</text:p>
              </text:list-item>
              <text:list-item>
                <text:p text:style-name="P225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0">6</text:p>
          </table:table-cell>
          <table:table-cell table:style-name="表16.B2" office:value-type="string">
            <text:p text:style-name="P10">他職：電気屋さんの相番の人</text:p>
          </table:table-cell>
          <table:table-cell table:style-name="表16.C2" office:value-type="string">
            <text:list xml:id="list7283469881313666850" text:style-name="L208">
              <text:list-item>
                <text:p text:style-name="P226">日本人。若い人。目元まで、マスクで覆っている。</text:p>
                <text:list>
                  <text:list-item>
                    <text:p text:style-name="P226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0">6--2</text:p>
          </table:table-cell>
          <table:table-cell table:style-name="表16.B2" office:value-type="string">
            <text:p text:style-name="P10">他職：<text:span text:style-name="T2">警備</text:span></text:p>
          </table:table-cell>
          <table:table-cell table:style-name="表16.C2" office:value-type="string">
            <text:list xml:id="list3068787417734561939" text:style-name="L209">
              <text:list-item>
                <text:p text:style-name="P227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土間屋さん</text:span></text:p>
          </table:table-cell>
          <table:table-cell table:style-name="表16.C2" office:value-type="string">
            <text:list xml:id="list5891013405011373722" text:style-name="L210">
              <text:list-item>
                <text:p text:style-name="P228"/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大工さん</text:span></text:p>
          </table:table-cell>
          <table:table-cell table:style-name="表16.C2" office:value-type="string">
            <text:list xml:id="list6862337809576168595" text:style-name="L211">
              <text:list-item>
                <text:p text:style-name="P229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0">7</text:p>
          </table:table-cell>
          <table:table-cell table:style-name="表16.B2" office:value-type="string">
            <text:p text:style-name="P10">監督さん</text:p>
          </table:table-cell>
          <table:table-cell table:style-name="表16.C2" office:value-type="string">
            <text:list xml:id="list1194030347909870284" text:style-name="L212">
              <text:list-item>
                <text:p text:style-name="P230">２人。一人は、若い人。３０前半ぐらいか。結婚指輪が、真新しいものに見える。</text:p>
              </text:list-item>
              <text:list-item>
                <text:p text:style-name="P230">朝礼時の、周知会。発する声が、真が太い。と感じる。言いよどんだり、聞き取りにくい発声、ではない。</text:p>
              </text:list-item>
              <text:list-item>
                <text:p text:style-name="P230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0">8</text:p>
          </table:table-cell>
          <table:table-cell table:style-name="表16.B2" office:value-type="string">
            <text:p text:style-name="P10">発注者の方</text:p>
          </table:table-cell>
          <table:table-cell table:style-name="表16.C2" office:value-type="string">
            <text:list xml:id="list6034378857240600055" text:style-name="L213">
              <text:list-item>
                <text:p text:style-name="P231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東和からの同僚</text:p>
          </table:table-cell>
          <table:table-cell table:style-name="表16.C2" office:value-type="string">
            <text:list xml:id="list2966346725698224913" text:style-name="L214">
              <text:list-item>
                <text:p text:style-name="P232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0">9</text:p>
          </table:table-cell>
          <table:table-cell table:style-name="表16.B2" office:value-type="string">
            <text:p text:style-name="P10">現場見取り図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A2" office:value-type="float" office:value="10">
            <text:p text:style-name="P10">10</text:p>
          </table:table-cell>
          <table:table-cell table:style-name="表16.B2" office:value-type="string">
            <text:p text:style-name="P11">段取り</text:p>
          </table:table-cell>
          <table:table-cell table:style-name="表16.C2" office:value-type="string">
            <text:list xml:id="list5867436541048391776" text:style-name="L215">
              <text:list-item>
                <text:p text:style-name="P233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行き帰りでの出来事、見聞</text:p>
          </table:table-cell>
          <table:table-cell table:style-name="表16.C2" office:value-type="string">
            <text:list xml:id="list9179302439185855580" text:style-name="L216">
              <text:list-item>
                <text:p text:style-name="P234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周囲の事物</text:p>
          </table:table-cell>
          <table:table-cell table:style-name="表16.C2" office:value-type="string">
            <text:list xml:id="list2984066826712005215" text:style-name="L217">
              <text:list-item>
                <text:p text:style-name="P235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0">11</text:p>
          </table:table-cell>
          <table:table-cell table:style-name="表16.B2" office:value-type="string">
            <text:p text:style-name="P11">その他</text:p>
          </table:table-cell>
          <table:table-cell table:style-name="表16.C2" office:value-type="string">
            <text:list xml:id="list8476989898970460832" text:style-name="L218">
              <text:list-item>
                <text:p text:style-name="P236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0">12</text:p>
          </table:table-cell>
          <table:table-cell table:style-name="表16.B2" office:value-type="string">
            <text:p text:style-name="P11">やってもらったこと</text:p>
          </table:table-cell>
          <table:table-cell table:style-name="表16.C2" office:value-type="string">
            <text:list xml:id="list9211707778626935245" text:style-name="L219">
              <text:list-item>
                <text:p text:style-name="P237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危険予知、危険感知</text:p>
          </table:table-cell>
          <table:table-cell table:style-name="表16.C2" office:value-type="string">
            <text:list xml:id="list3292009721870295466" text:style-name="L220">
              <text:list-item>
                <text:p text:style-name="P238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4"/>
      <text:p text:style-name="P4">[/ XXXX] 20200603_173909</text:p>
      <text:p text:style-name="P14"/>
      <text:p text:style-name="P9"/>
      <text:p text:style-name="P2">---------------------------------------------------------------</text:p>
      <text:p text:style-name="P4">[XXX] </text:p>
      <text:p text:style-name="P14">myself / towa diary / 20200614_095511</text:p>
      <text:p text:style-name="P14"/>
      <text:p text:style-name="P3"><text:span text:style-name="T3">作業日：</text:span><office:annotation office:name="__Annotation__3709_2121379998"><dc:creator>iwabuchi ken</dc:creator><dc:date>2020-06-14T10:18:56.89</dc:date><text:p text:style-name="P364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0">現場</text:p>
          </table:table-cell>
          <table:table-cell table:style-name="表17.C1" office:value-type="string">
            <text:p text:style-name="P11"/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0">天気</text:p>
          </table:table-cell>
          <table:table-cell table:style-name="表17.C2" office:value-type="string">
            <text:p text:style-name="P11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0">3</text:p>
          </table:table-cell>
          <table:table-cell table:style-name="表17.B2" office:value-type="string">
            <text:p text:style-name="P10">最寄り</text:p>
          </table:table-cell>
          <table:table-cell table:style-name="表17.C2" office:value-type="string">
            <text:p text:style-name="P11">田端駅</text:p>
          </table:table-cell>
        </table:table-row>
        <table:table-row>
          <table:table-cell table:style-name="表17.B2" office:value-type="string">
            <text:p text:style-name="P10">3-2</text:p>
            <text:p text:style-name="P10"/>
          </table:table-cell>
          <table:table-cell table:style-name="表17.B2" office:value-type="string">
            <text:p text:style-name="P11">開始／終了時刻</text:p>
          </table:table-cell>
          <table:table-cell table:style-name="表17.C2" office:value-type="string">
            <text:list xml:id="list6932744678001362714" text:style-name="L221">
              <text:list-item>
                <text:p text:style-name="P239">開始 <text:s/>9:30 경</text:p>
              </text:list-item>
              <text:list-item>
                <text:p text:style-name="P239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0">4</text:p>
          </table:table-cell>
          <table:table-cell table:style-name="表17.B2" office:value-type="string">
            <text:p text:style-name="P10">他職：ポンプ</text:p>
          </table:table-cell>
          <table:table-cell table:style-name="表17.C2" office:value-type="string">
            <text:list xml:id="list5323893368094896153" text:style-name="L222">
              <text:list-item>
                <text:p text:style-name="P240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0">5</text:p>
          </table:table-cell>
          <table:table-cell table:style-name="表17.B2" office:value-type="string">
            <text:p text:style-name="P10">他職：土工さん</text:p>
          </table:table-cell>
          <table:table-cell table:style-name="表17.C2" office:value-type="string">
            <text:list xml:id="list786703026649532202" text:style-name="L223">
              <text:list-item>
                <text:p text:style-name="P241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0">6</text:p>
          </table:table-cell>
          <table:table-cell table:style-name="表17.B2" office:value-type="string">
            <text:p text:style-name="P10">他職：電気屋さんの相番の人</text:p>
          </table:table-cell>
          <table:table-cell table:style-name="表17.C2" office:value-type="string">
            <text:list xml:id="list5833000345797203369" text:style-name="L224">
              <text:list-item>
                <text:p text:style-name="P242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0">6--2</text:p>
          </table:table-cell>
          <table:table-cell table:style-name="表17.B2" office:value-type="string">
            <text:p text:style-name="P10">他職：<text:span text:style-name="T2">警備</text:span></text:p>
          </table:table-cell>
          <table:table-cell table:style-name="表17.C2" office:value-type="string">
            <text:list xml:id="list4462733891222085822" text:style-name="L225">
              <text:list-item>
                <text:p text:style-name="P243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2588506402252814430" text:style-name="L226">
              <text:list-item>
                <text:p text:style-name="P244"/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大工さん</text:span></text:p>
          </table:table-cell>
          <table:table-cell table:style-name="表17.C2" office:value-type="string">
            <text:list xml:id="list9107610227007946146" text:style-name="L227">
              <text:list-item>
                <text:p text:style-name="P245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0">7</text:p>
          </table:table-cell>
          <table:table-cell table:style-name="表17.B2" office:value-type="string">
            <text:p text:style-name="P10">監督さん</text:p>
          </table:table-cell>
          <table:table-cell table:style-name="表17.C2" office:value-type="string">
            <text:list xml:id="list3446344270164108471" text:style-name="L228">
              <text:list-item>
                <text:p text:style-name="P246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0">8</text:p>
          </table:table-cell>
          <table:table-cell table:style-name="表17.B2" office:value-type="string">
            <text:p text:style-name="P10">発注者の方</text:p>
          </table:table-cell>
          <table:table-cell table:style-name="表17.C2" office:value-type="string">
            <text:list xml:id="list6627437175723208354" text:style-name="L229">
              <text:list-item>
                <text:p text:style-name="P247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東和からの同僚</text:p>
          </table:table-cell>
          <table:table-cell table:style-name="表17.C2" office:value-type="string">
            <text:list xml:id="list7249788765430977479" text:style-name="L230">
              <text:list-item>
                <text:p text:style-name="P248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0">9</text:p>
          </table:table-cell>
          <table:table-cell table:style-name="表17.B2" office:value-type="string">
            <text:p text:style-name="P10">現場見取り図</text:p>
          </table:table-cell>
          <table:table-cell table:style-name="表17.C2" office:value-type="string">
            <text:p text:style-name="P10"/>
          </table:table-cell>
        </table:table-row>
        <table:table-row>
          <table:table-cell table:style-name="表17.A2" office:value-type="float" office:value="10">
            <text:p text:style-name="P10">10</text:p>
          </table:table-cell>
          <table:table-cell table:style-name="表17.B2" office:value-type="string">
            <text:p text:style-name="P11">段取り</text:p>
          </table:table-cell>
          <table:table-cell table:style-name="表17.C2" office:value-type="string">
            <text:list xml:id="list1399154422367018837" text:style-name="L231">
              <text:list-item>
                <text:p text:style-name="P249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行き帰りでの出来事、見聞</text:p>
          </table:table-cell>
          <table:table-cell table:style-name="表17.C2" office:value-type="string">
            <text:list xml:id="list4021101335335724634" text:style-name="L232">
              <text:list-item>
                <text:p text:style-name="P250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周囲の事物</text:p>
          </table:table-cell>
          <table:table-cell table:style-name="表17.C2" office:value-type="string">
            <text:list xml:id="list3017656710948432021" text:style-name="L233">
              <text:list-item>
                <text:p text:style-name="P251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0">11</text:p>
          </table:table-cell>
          <table:table-cell table:style-name="表17.B2" office:value-type="string">
            <text:p text:style-name="P11">その他</text:p>
          </table:table-cell>
          <table:table-cell table:style-name="表17.C2" office:value-type="string">
            <text:list xml:id="list792912681532194745" text:style-name="L234">
              <text:list-item>
                <text:p text:style-name="P252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52">이 조치에 의해 타설「打設의 진행「進行이 늦였다「遅れた.</text:p>
                  </text:list-item>
                  <text:list-item>
                    <text:p text:style-name="P252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0">12</text:p>
          </table:table-cell>
          <table:table-cell table:style-name="表17.B2" office:value-type="string">
            <text:p text:style-name="P11">やってもらったこと</text:p>
          </table:table-cell>
          <table:table-cell table:style-name="表17.C2" office:value-type="string">
            <text:list xml:id="list594411919770596909" text:style-name="L235">
              <text:list-item>
                <text:p text:style-name="P253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危険予知、危険感知</text:p>
          </table:table-cell>
          <table:table-cell table:style-name="表17.C2" office:value-type="string">
            <text:list xml:id="list8314411297242356108" text:style-name="L236">
              <text:list-item>
                <text:p text:style-name="P254"/>
              </text:list-item>
            </text:list>
          </table:table-cell>
        </table:table-row>
      </table:table>
      <text:p text:style-name="P14"/>
      <text:p text:style-name="P4">[/ XXXX] 20200614_102041</text:p>
      <text:p text:style-name="P14"/>
      <text:p text:style-name="P9"/>
      <text:p text:style-name="P4">[XXX] </text:p>
      <text:p text:style-name="P14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0">1</text:p>
          </table:table-cell>
          <table:table-cell table:style-name="表18.B1" office:value-type="string">
            <text:p text:style-name="P10">現場</text:p>
          </table:table-cell>
          <table:table-cell table:style-name="表18.C1" office:value-type="string">
            <text:p text:style-name="P11">メインステージ鶴見Ⅱ</text:p>
          </table:table-cell>
        </table:table-row>
        <table:table-row>
          <table:table-cell table:style-name="表18.A2" office:value-type="float" office:value="2">
            <text:p text:style-name="P10">2</text:p>
          </table:table-cell>
          <table:table-cell table:style-name="表18.B2" office:value-type="string">
            <text:p text:style-name="P10">天気</text:p>
          </table:table-cell>
          <table:table-cell table:style-name="表18.C2" office:value-type="string">
            <text:p text:style-name="P11">晴れ。雲あり</text:p>
          </table:table-cell>
        </table:table-row>
        <table:table-row>
          <table:table-cell table:style-name="表18.A2" office:value-type="float" office:value="3">
            <text:p text:style-name="P10">3</text:p>
          </table:table-cell>
          <table:table-cell table:style-name="表18.B2" office:value-type="string">
            <text:p text:style-name="P10">最寄り</text:p>
          </table:table-cell>
          <table:table-cell table:style-name="表18.C2" office:value-type="string">
            <text:p text:style-name="P11">鶴見駅</text:p>
          </table:table-cell>
        </table:table-row>
        <table:table-row>
          <table:table-cell table:style-name="表18.B2" office:value-type="string">
            <text:p text:style-name="P10">3-2</text:p>
            <text:p text:style-name="P10"/>
          </table:table-cell>
          <table:table-cell table:style-name="表18.B2" office:value-type="string">
            <text:p text:style-name="P11">開始／終了時刻</text:p>
          </table:table-cell>
          <table:table-cell table:style-name="表18.C2" office:value-type="string">
            <text:list xml:id="list8087929840224554700" text:style-name="L237">
              <text:list-item>
                <text:p text:style-name="P255">開始　：　９時半すぎだったか</text:p>
              </text:list-item>
              <text:list-item>
                <text:p text:style-name="P255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0">4</text:p>
          </table:table-cell>
          <table:table-cell table:style-name="表18.B2" office:value-type="string">
            <text:p text:style-name="P10">他職：ポンプ</text:p>
          </table:table-cell>
          <table:table-cell table:style-name="表18.C2" office:value-type="string">
            <text:list xml:id="list3044542562262952479" text:style-name="L238">
              <text:list-item>
                <text:p text:style-name="P256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0">5</text:p>
          </table:table-cell>
          <table:table-cell table:style-name="表18.B2" office:value-type="string">
            <text:p text:style-name="P10">他職：土工さん</text:p>
          </table:table-cell>
          <table:table-cell table:style-name="表18.C2" office:value-type="string">
            <text:list xml:id="list2757972385520647835" text:style-name="L239">
              <text:list-item>
                <text:p text:style-name="P257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0">6</text:p>
          </table:table-cell>
          <table:table-cell table:style-name="表18.B2" office:value-type="string">
            <text:p text:style-name="P10">他職：電気屋さんの相番の人</text:p>
          </table:table-cell>
          <table:table-cell table:style-name="表18.C2" office:value-type="string">
            <text:list xml:id="list8240334381558266644" text:style-name="L240">
              <text:list-item>
                <text:p text:style-name="P258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0">6--2</text:p>
          </table:table-cell>
          <table:table-cell table:style-name="表18.B2" office:value-type="string">
            <text:p text:style-name="P10">他職：<text:span text:style-name="T2">警備</text:span></text:p>
          </table:table-cell>
          <table:table-cell table:style-name="表18.C2" office:value-type="string">
            <text:list xml:id="list3399278690212158742" text:style-name="L241">
              <text:list-item>
                <text:p text:style-name="P259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土間屋さん</text:span></text:p>
          </table:table-cell>
          <table:table-cell table:style-name="表18.C2" office:value-type="string">
            <text:list xml:id="list3091077354799714569" text:style-name="L242">
              <text:list-item>
                <text:p text:style-name="P260"/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大工さん</text:span></text:p>
          </table:table-cell>
          <table:table-cell table:style-name="表18.C2" office:value-type="string">
            <text:list xml:id="list6685630066546378238" text:style-name="L243">
              <text:list-item>
                <text:p text:style-name="P261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0">7</text:p>
          </table:table-cell>
          <table:table-cell table:style-name="表18.B2" office:value-type="string">
            <text:p text:style-name="P10">監督さん</text:p>
          </table:table-cell>
          <table:table-cell table:style-name="表18.C2" office:value-type="string">
            <text:list xml:id="list2999845216760943289" text:style-name="L244">
              <text:list-item>
                <text:p text:style-name="P262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0">8</text:p>
          </table:table-cell>
          <table:table-cell table:style-name="表18.B2" office:value-type="string">
            <text:p text:style-name="P10">発注者の方</text:p>
          </table:table-cell>
          <table:table-cell table:style-name="表18.C2" office:value-type="string">
            <text:list xml:id="list8103348935236434441" text:style-name="L245">
              <text:list-item>
                <text:p text:style-name="P263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63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東和からの同僚</text:p>
          </table:table-cell>
          <table:table-cell table:style-name="表18.C2" office:value-type="string">
            <text:list xml:id="list7038877460798407174" text:style-name="L246">
              <text:list-item>
                <text:p text:style-name="P264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0">9</text:p>
          </table:table-cell>
          <table:table-cell table:style-name="表18.B2" office:value-type="string">
            <text:p text:style-name="P10">現場見取り図</text:p>
          </table:table-cell>
          <table:table-cell table:style-name="表18.C2" office:value-type="string">
            <text:p text:style-name="P10"/>
          </table:table-cell>
        </table:table-row>
        <table:table-row>
          <table:table-cell table:style-name="表18.A2" office:value-type="float" office:value="10">
            <text:p text:style-name="P10">10</text:p>
          </table:table-cell>
          <table:table-cell table:style-name="表18.B2" office:value-type="string">
            <text:p text:style-name="P11">段取り</text:p>
          </table:table-cell>
          <table:table-cell table:style-name="表18.C2" office:value-type="string">
            <text:list xml:id="list3690135192063994760" text:style-name="L247">
              <text:list-item>
                <text:p text:style-name="P265">階段。次に、壁。</text:p>
              </text:list-item>
              <text:list-item>
                <text:p text:style-name="P265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行き帰りでの出来事、<text:soft-page-break/>見聞</text:p>
          </table:table-cell>
          <table:table-cell table:style-name="表18.C2" office:value-type="string">
            <text:list xml:id="list1128927126285337330" text:style-name="L248">
              <text:list-item>
                <text:p text:style-name="P266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周囲の事物</text:p>
          </table:table-cell>
          <table:table-cell table:style-name="表18.C2" office:value-type="string">
            <text:list xml:id="list2572642652738864810" text:style-name="L249">
              <text:list-item>
                <text:p text:style-name="P267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0">11</text:p>
          </table:table-cell>
          <table:table-cell table:style-name="表18.B2" office:value-type="string">
            <text:p text:style-name="P11">その他</text:p>
          </table:table-cell>
          <table:table-cell table:style-name="表18.C2" office:value-type="string">
            <text:list xml:id="list4058164958923385710" text:style-name="L250">
              <text:list-item>
                <text:p text:style-name="P268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68">２台目、自分が入ったグループ。８トン車（だったか）。大きい。</text:p>
              </text:list-item>
              <text:list-item>
                <text:p text:style-name="P268">待ち　=&gt;　あり。最後は、２０分の待ちだったか。土工の親方さん、「もういいよ」と、言ってくれる。</text:p>
              </text:list-item>
              <text:list-item>
                <text:p text:style-name="P268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0">12</text:p>
          </table:table-cell>
          <table:table-cell table:style-name="表18.B2" office:value-type="string">
            <text:p text:style-name="P11">やってもらったこと</text:p>
          </table:table-cell>
          <table:table-cell table:style-name="表18.C2" office:value-type="string">
            <text:list xml:id="list7372314855989588776" text:style-name="L251">
              <text:list-item>
                <text:p text:style-name="P269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危険予知、危険感知</text:p>
          </table:table-cell>
          <table:table-cell table:style-name="表18.C2" office:value-type="string">
            <text:list xml:id="list5232067948350292346" text:style-name="L252">
              <text:list-item>
                <text:p text:style-name="P270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4"/>
      <text:p text:style-name="P4">[/ XXXX] 20200703_151331</text:p>
      <text:p text:style-name="P6"/>
      <text:p text:style-name="P9"/>
      <text:p text:style-name="P4">[XXX] </text:p>
      <text:p text:style-name="P14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0">1</text:p>
          </table:table-cell>
          <table:table-cell table:style-name="表19.B1" office:value-type="string">
            <text:p text:style-name="P10">現場</text:p>
          </table:table-cell>
          <table:table-cell table:style-name="表19.C1" office:value-type="string">
            <text:p text:style-name="P11">田端プロジェクト</text:p>
          </table:table-cell>
        </table:table-row>
        <table:table-row>
          <table:table-cell table:style-name="表19.A2" office:value-type="float" office:value="2">
            <text:p text:style-name="P10">2</text:p>
          </table:table-cell>
          <table:table-cell table:style-name="表19.B2" office:value-type="string">
            <text:p text:style-name="P10">天気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A2" office:value-type="float" office:value="3">
            <text:p text:style-name="P10">3</text:p>
          </table:table-cell>
          <table:table-cell table:style-name="表19.B2" office:value-type="string">
            <text:p text:style-name="P10">最寄り</text:p>
          </table:table-cell>
          <table:table-cell table:style-name="表19.C2" office:value-type="string">
            <text:p text:style-name="P11"/>
          </table:table-cell>
        </table:table-row>
        <table:table-row>
          <table:table-cell table:style-name="表19.B2" office:value-type="string">
            <text:p text:style-name="P10">3-2</text:p>
            <text:p text:style-name="P10"/>
          </table:table-cell>
          <table:table-cell table:style-name="表19.B2" office:value-type="string">
            <text:p text:style-name="P11">開始／終了時刻</text:p>
          </table:table-cell>
          <table:table-cell table:style-name="表19.C2" office:value-type="string">
            <text:list xml:id="list34644736" text:continue-list="list2924928911027159425" text:style-name="L144">
              <text:list-item>
                <text:p text:style-name="P162">開始</text:p>
              </text:list-item>
              <text:list-item>
                <text:p text:style-name="P162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0">4</text:p>
          </table:table-cell>
          <table:table-cell table:style-name="表19.B2" office:value-type="string">
            <text:p text:style-name="P10">他職：ポンプ</text:p>
          </table:table-cell>
          <table:table-cell table:style-name="表19.C2" office:value-type="string">
            <text:list xml:id="list5308327754282738208" text:style-name="L253">
              <text:list-item>
                <text:p text:style-name="P271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0">5</text:p>
          </table:table-cell>
          <table:table-cell table:style-name="表19.B2" office:value-type="string">
            <text:p text:style-name="P10">他職：土工さん</text:p>
          </table:table-cell>
          <table:table-cell table:style-name="表19.C2" office:value-type="string">
            <text:list xml:id="list6896895233573070063" text:style-name="L254">
              <text:list-item>
                <text:p text:style-name="P272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0">6</text:p>
          </table:table-cell>
          <table:table-cell table:style-name="表19.B2" office:value-type="string">
            <text:p text:style-name="P10">他職：<text:soft-page-break/>電気屋さんの相番の人</text:p>
          </table:table-cell>
          <table:table-cell table:style-name="表19.C2" office:value-type="string">
            <text:list xml:id="list8071677676288626178" text:style-name="L255">
              <text:list-item>
                <text:p text:style-name="P273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73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73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0">6--2</text:p>
          </table:table-cell>
          <table:table-cell table:style-name="表19.B2" office:value-type="string">
            <text:p text:style-name="P10">他職：<text:span text:style-name="T2">警備</text:span></text:p>
          </table:table-cell>
          <table:table-cell table:style-name="表19.C2" office:value-type="string">
            <text:list xml:id="list6663251391861381777" text:style-name="L256">
              <text:list-item>
                <text:p text:style-name="P274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土間屋さん</text:span></text:p>
          </table:table-cell>
          <table:table-cell table:style-name="表19.C2" office:value-type="string">
            <text:list xml:id="list6650905310426591690" text:style-name="L257">
              <text:list-item>
                <text:p text:style-name="P275"/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大工さん</text:span></text:p>
          </table:table-cell>
          <table:table-cell table:style-name="表19.C2" office:value-type="string">
            <text:list xml:id="list1368544226082884443" text:style-name="L258">
              <text:list-item>
                <text:p text:style-name="P276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0">7</text:p>
          </table:table-cell>
          <table:table-cell table:style-name="表19.B2" office:value-type="string">
            <text:p text:style-name="P10">監督さん</text:p>
          </table:table-cell>
          <table:table-cell table:style-name="表19.C2" office:value-type="string">
            <text:list xml:id="list1573318167862808665" text:style-name="L259">
              <text:list-item>
                <text:p text:style-name="P277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0">8</text:p>
          </table:table-cell>
          <table:table-cell table:style-name="表19.B2" office:value-type="string">
            <text:p text:style-name="P10">発注者の方</text:p>
          </table:table-cell>
          <table:table-cell table:style-name="表19.C2" office:value-type="string">
            <text:list xml:id="list3652896676893660747" text:style-name="L260">
              <text:list-item>
                <text:p text:style-name="P278">どちらの日も、菅野さん</text:p>
              </text:list-item>
              <text:list-item>
                <text:p text:style-name="P278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78">もう一人は、始めて見るか。同じく、若い人。３０半ばか。１７０少し</text:p>
                  </text:list-item>
                  <text:list-item>
                    <text:p text:style-name="P278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0">11</text:p>
          </table:table-cell>
          <table:table-cell table:style-name="表19.B2" office:value-type="string">
            <text:p text:style-name="P11">その他</text:p>
          </table:table-cell>
          <table:table-cell table:style-name="表19.C2" office:value-type="string">
            <text:list xml:id="list7479352943664705108" text:style-name="L261">
              <text:list-item>
                <text:p text:style-name="P279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0">12</text:p>
          </table:table-cell>
          <table:table-cell table:style-name="表19.B2" office:value-type="string">
            <text:p text:style-name="P11">やってもらったこと</text:p>
          </table:table-cell>
          <table:table-cell table:style-name="表19.C2" office:value-type="string">
            <text:list xml:id="list6793492948525177516" text:style-name="L262">
              <text:list-item>
                <text:p text:style-name="P280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危険予知、危険感知</text:p>
          </table:table-cell>
          <table:table-cell table:style-name="表19.C2" office:value-type="string">
            <text:list xml:id="list6058011005310496846" text:style-name="L263">
              <text:list-item>
                <text:p text:style-name="P281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4"/>
      <text:p text:style-name="P4">[/ XXXX] 20200713_144613</text:p>
      <text:p text:style-name="P7"/>
      <text:p text:style-name="P9"/>
      <text:p text:style-name="P4">[XXX] </text:p>
      <text:p text:style-name="P14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0">1</text:p>
          </table:table-cell>
          <table:table-cell table:style-name="表20.B1" office:value-type="string">
            <text:p text:style-name="P10">現場</text:p>
          </table:table-cell>
          <table:table-cell table:style-name="表20.C1" office:value-type="string">
            <text:p text:style-name="P11">大東建託　住信建託様ホテル計画</text:p>
          </table:table-cell>
        </table:table-row>
        <table:table-row>
          <table:table-cell table:style-name="表20.A2" office:value-type="float" office:value="2">
            <text:p text:style-name="P10">2</text:p>
          </table:table-cell>
          <table:table-cell table:style-name="表20.B2" office:value-type="string">
            <text:p text:style-name="P10">天気</text:p>
          </table:table-cell>
          <table:table-cell table:style-name="表20.C2" office:value-type="string">
            <text:p text:style-name="P11">雨。時々、曇り</text:p>
          </table:table-cell>
        </table:table-row>
        <table:table-row>
          <table:table-cell table:style-name="表20.A2" office:value-type="float" office:value="3">
            <text:p text:style-name="P10">3</text:p>
          </table:table-cell>
          <table:table-cell table:style-name="表20.B2" office:value-type="string">
            <text:p text:style-name="P10">最寄り</text:p>
          </table:table-cell>
          <table:table-cell table:style-name="表20.C2" office:value-type="string">
            <text:p text:style-name="P11">入谷（日比谷線）</text:p>
          </table:table-cell>
        </table:table-row>
        <table:table-row>
          <table:table-cell table:style-name="表20.B2" office:value-type="string">
            <text:p text:style-name="P10">3-2</text:p>
            <text:p text:style-name="P10"/>
          </table:table-cell>
          <table:table-cell table:style-name="表20.B2" office:value-type="string">
            <text:p text:style-name="P11">開始／終了時刻</text:p>
          </table:table-cell>
          <table:table-cell table:style-name="表20.C2" office:value-type="string">
            <text:list xml:id="list8916512739313080223" text:style-name="L264">
              <text:list-item>
                <text:p text:style-name="P282">開始　：　９：１０頃？</text:p>
              </text:list-item>
              <text:list-item>
                <text:p text:style-name="P282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0">4</text:p>
          </table:table-cell>
          <table:table-cell table:style-name="表20.B2" office:value-type="string">
            <text:p text:style-name="P10">他職：ポンプ</text:p>
          </table:table-cell>
          <table:table-cell table:style-name="表20.C2" office:value-type="string">
            <text:list xml:id="list5800217302147106652" text:style-name="L265">
              <text:list-item>
                <text:p text:style-name="P283">池田総業</text:p>
              </text:list-item>
              <text:list-item>
                <text:p text:style-name="P283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0">5</text:p>
          </table:table-cell>
          <table:table-cell table:style-name="表20.B2" office:value-type="string">
            <text:p text:style-name="P10">他職：土工さん</text:p>
          </table:table-cell>
          <table:table-cell table:style-name="表20.C2" office:value-type="string">
            <text:list xml:id="list1137598131648484255" text:style-name="L266">
              <text:list-item>
                <text:p text:style-name="P284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0">6</text:p>
          </table:table-cell>
          <table:table-cell table:style-name="表20.B2" office:value-type="string">
            <text:p text:style-name="P10">他職：電気屋さんの相番の人</text:p>
          </table:table-cell>
          <table:table-cell table:style-name="表20.C2" office:value-type="string">
            <text:list xml:id="list5392523708001683892" text:style-name="L267">
              <text:list-item>
                <text:p text:style-name="P285">東和から。北千住営業所、田辺さん。北千住の近くに在住。この現場へは、バスを利用。１回乗り換えか。</text:p>
              </text:list-item>
              <text:list-item>
                <text:p text:style-name="P285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0">6--2</text:p>
          </table:table-cell>
          <table:table-cell table:style-name="表20.B2" office:value-type="string">
            <text:p text:style-name="P10">他職：<text:span text:style-name="T2">警備</text:span></text:p>
          </table:table-cell>
          <table:table-cell table:style-name="表20.C2" office:value-type="string">
            <text:list xml:id="list5732272016613173416" text:style-name="L268">
              <text:list-item>
                <text:p text:style-name="P286">２人。一人は、６０後半か。小柄。シワ有り。</text:p>
              </text:list-item>
              <text:list-item>
                <text:p text:style-name="P286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土間屋さん</text:span></text:p>
          </table:table-cell>
          <table:table-cell table:style-name="表20.C2" office:value-type="string">
            <text:list xml:id="list4555457083044710513" text:style-name="L269">
              <text:list-item>
                <text:p text:style-name="P287"/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大工さん</text:span></text:p>
          </table:table-cell>
          <table:table-cell table:style-name="表20.C2" office:value-type="string">
            <text:list xml:id="list8650356537130412817" text:style-name="L270">
              <text:list-item>
                <text:p text:style-name="P288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0">7</text:p>
          </table:table-cell>
          <table:table-cell table:style-name="表20.B2" office:value-type="string">
            <text:p text:style-name="P10">監督さん</text:p>
          </table:table-cell>
          <table:table-cell table:style-name="表20.C2" office:value-type="string">
            <text:list xml:id="list883502637984078634" text:style-name="L271">
              <text:list-item>
                <text:p text:style-name="P289">２人。所長さんは、小柄。言葉に、九州の訛り。６０半ばか。謹厳な物腰。</text:p>
              </text:list-item>
              <text:list-item>
                <text:p text:style-name="P289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0">8</text:p>
          </table:table-cell>
          <table:table-cell table:style-name="表20.B2" office:value-type="string">
            <text:p text:style-name="P10">発注者の方</text:p>
          </table:table-cell>
          <table:table-cell table:style-name="表20.C2" office:value-type="string">
            <text:list xml:id="list3867802405604269221" text:style-name="L272">
              <text:list-item>
                <text:p text:style-name="P290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東和からの同僚</text:p>
          </table:table-cell>
          <table:table-cell table:style-name="表20.C2" office:value-type="string">
            <text:list xml:id="list3478182628998245363" text:style-name="L273">
              <text:list-item>
                <text:p text:style-name="P291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0">12</text:p>
          </table:table-cell>
          <table:table-cell table:style-name="表20.B2" office:value-type="string">
            <text:p text:style-name="P11">やってもらったこと</text:p>
          </table:table-cell>
          <table:table-cell table:style-name="表20.C2" office:value-type="string">
            <text:list xml:id="list3288831915907487038" text:style-name="L274">
              <text:list-item>
                <text:p text:style-name="P292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危険予知、危険感知</text:p>
          </table:table-cell>
          <table:table-cell table:style-name="表20.C2" office:value-type="string">
            <text:list xml:id="list7272463980212918050" text:style-name="L275">
              <text:list-item>
                <text:p text:style-name="P293">鉄筋の網目が、粗い。足を、踏み外し易い。</text:p>
              </text:list-item>
            </text:list>
          </table:table-cell>
        </table:table-row>
      </table:table>
      <text:p text:style-name="P14"/>
      <text:p text:style-name="P4">[/ XXXX] 20200719_151933</text:p>
      <text:p text:style-name="P1"><text:soft-page-break/></text:p>
      <text:p text:style-name="P9"/>
      <text:p text:style-name="P2">---------------------------------------------------------------</text:p>
      <text:p text:style-name="P4">[XXX] </text:p>
      <text:p text:style-name="P14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0">1</text:p>
          </table:table-cell>
          <table:table-cell table:style-name="表21.B1" office:value-type="string">
            <text:p text:style-name="P10">現場</text:p>
          </table:table-cell>
          <table:table-cell table:style-name="表21.C1" office:value-type="string">
            <text:p text:style-name="P11">箕輪町計画I敷地</text:p>
            <text:p text:style-name="P11">経塚工業（三井住友建設）</text:p>
          </table:table-cell>
        </table:table-row>
        <table:table-row>
          <table:table-cell table:style-name="表21.A2" office:value-type="float" office:value="2">
            <text:p text:style-name="P10">2</text:p>
          </table:table-cell>
          <table:table-cell table:style-name="表21.B2" office:value-type="string">
            <text:p text:style-name="P10">天気</text:p>
          </table:table-cell>
          <table:table-cell table:style-name="表21.C2" office:value-type="string">
            <text:p text:style-name="P11">曇り。</text:p>
          </table:table-cell>
        </table:table-row>
        <table:table-row>
          <table:table-cell table:style-name="表21.A2" office:value-type="float" office:value="3">
            <text:p text:style-name="P10">3</text:p>
          </table:table-cell>
          <table:table-cell table:style-name="表21.B2" office:value-type="string">
            <text:p text:style-name="P10">最寄り</text:p>
          </table:table-cell>
          <table:table-cell table:style-name="表21.C2" office:value-type="string">
            <text:p text:style-name="P11">日吉駅</text:p>
          </table:table-cell>
        </table:table-row>
        <table:table-row>
          <table:table-cell table:style-name="表21.B2" office:value-type="string">
            <text:p text:style-name="P10">3-2</text:p>
            <text:p text:style-name="P10"/>
          </table:table-cell>
          <table:table-cell table:style-name="表21.B2" office:value-type="string">
            <text:p text:style-name="P11">開始／終了時刻</text:p>
          </table:table-cell>
          <table:table-cell table:style-name="表21.C2" office:value-type="string">
            <text:list xml:id="list2030271104644987782" text:style-name="L276">
              <text:list-item>
                <text:p text:style-name="P294">開始　：　９：１５ぐらい</text:p>
              </text:list-item>
              <text:list-item>
                <text:p text:style-name="P294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0">4</text:p>
          </table:table-cell>
          <table:table-cell table:style-name="表21.B2" office:value-type="string">
            <text:p text:style-name="P10">他職：ポンプ</text:p>
          </table:table-cell>
          <table:table-cell table:style-name="表21.C2" office:value-type="string">
            <text:list xml:id="list2836082027692604089" text:style-name="L277">
              <text:list-item>
                <text:p text:style-name="P295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0">5</text:p>
          </table:table-cell>
          <table:table-cell table:style-name="表21.B2" office:value-type="string">
            <text:p text:style-name="P10">他職：土工さん</text:p>
          </table:table-cell>
          <table:table-cell table:style-name="表21.C2" office:value-type="string">
            <text:list xml:id="list5186443704308771215" text:style-name="L278">
              <text:list-item>
                <text:p text:style-name="P296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0">6</text:p>
          </table:table-cell>
          <table:table-cell table:style-name="表21.B2" office:value-type="string">
            <text:p text:style-name="P10">他職：電気屋さんの相番の人</text:p>
          </table:table-cell>
          <table:table-cell table:style-name="表21.C2" office:value-type="string">
            <text:list xml:id="list6477744585210083260" text:style-name="L279">
              <text:list-item>
                <text:p text:style-name="P297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0">6--2</text:p>
          </table:table-cell>
          <table:table-cell table:style-name="表21.B2" office:value-type="string">
            <text:p text:style-name="P10">他職：<text:span text:style-name="T2">警備</text:span></text:p>
          </table:table-cell>
          <table:table-cell table:style-name="表21.C2" office:value-type="string">
            <text:list xml:id="list1407699708411965743" text:style-name="L280">
              <text:list-item>
                <text:p text:style-name="P298"/>
              </text:list-item>
            </text:list>
          </table:table-cell>
        </table:table-row>
        <table:table-row>
          <table:table-cell table:style-name="表21.B2" office:value-type="string">
            <text:p text:style-name="P10"/>
          </table:table-cell>
          <table:table-cell table:style-name="表21.B2" office:value-type="string">
            <text:p text:style-name="P10">他職：<text:span text:style-name="T2">土間屋さん</text:span></text:p>
          </table:table-cell>
          <table:table-cell table:style-name="表21.C2" office:value-type="string">
            <text:list xml:id="list6227915944228329444" text:style-name="L281">
              <text:list-item>
                <text:p text:style-name="P299"/>
              </text:list-item>
            </text:list>
          </table:table-cell>
        </table:table-row>
        <table:table-row>
          <table:table-cell table:style-name="表21.B2" office:value-type="string">
            <text:p text:style-name="P10"/>
          </table:table-cell>
          <table:table-cell table:style-name="表21.B2" office:value-type="string">
            <text:p text:style-name="P10">他職：<text:span text:style-name="T2">大工さん</text:span></text:p>
          </table:table-cell>
          <table:table-cell table:style-name="表21.C2" office:value-type="string">
            <text:list xml:id="list4191009263924718378" text:style-name="L282">
              <text:list-item>
                <text:p text:style-name="P300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0">7</text:p>
          </table:table-cell>
          <table:table-cell table:style-name="表21.B2" office:value-type="string">
            <text:p text:style-name="P10">監督さん</text:p>
          </table:table-cell>
          <table:table-cell table:style-name="表21.C2" office:value-type="string">
            <text:list xml:id="list8649852702079606980" text:style-name="L283">
              <text:list-item>
                <text:p text:style-name="P301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0">8</text:p>
          </table:table-cell>
          <table:table-cell table:style-name="表21.B2" office:value-type="string">
            <text:p text:style-name="P10">発注者の方</text:p>
          </table:table-cell>
          <table:table-cell table:style-name="表21.C2" office:value-type="string">
            <text:list xml:id="list2418483957268547278" text:style-name="L284">
              <text:list-item>
                <text:p text:style-name="P302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東和からの同僚</text:p>
          </table:table-cell>
          <table:table-cell table:style-name="表21.C2" office:value-type="string">
            <text:list xml:id="list8679201392651899633" text:style-name="L285">
              <text:list-item>
                <text:p text:style-name="P303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0">9</text:p>
          </table:table-cell>
          <table:table-cell table:style-name="表21.B2" office:value-type="string">
            <text:p text:style-name="P10">現場見取り図</text:p>
          </table:table-cell>
          <table:table-cell table:style-name="表21.C2" office:value-type="string">
            <text:p text:style-name="P10"/>
          </table:table-cell>
        </table:table-row>
        <table:table-row>
          <table:table-cell table:style-name="表21.A2" office:value-type="float" office:value="10">
            <text:p text:style-name="P10">10</text:p>
          </table:table-cell>
          <table:table-cell table:style-name="表21.B2" office:value-type="string">
            <text:p text:style-name="P11">段取り</text:p>
          </table:table-cell>
          <table:table-cell table:style-name="表21.C2" office:value-type="string">
            <text:list xml:id="list8336035335608439933" text:style-name="L286">
              <text:list-item>
                <text:p text:style-name="P304"/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行き帰りでの出来事、見聞</text:p>
          </table:table-cell>
          <table:table-cell table:style-name="表21.C2" office:value-type="string">
            <text:list xml:id="list9116935993909014529" text:style-name="L287">
              <text:list-item>
                <text:p text:style-name="P305"/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周囲の事物</text:p>
          </table:table-cell>
          <table:table-cell table:style-name="表21.C2" office:value-type="string">
            <text:list xml:id="list6780058821402783494" text:style-name="L288">
              <text:list-item>
                <text:p text:style-name="P306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0">11</text:p>
          </table:table-cell>
          <table:table-cell table:style-name="表21.B2" office:value-type="string">
            <text:p text:style-name="P11">その他</text:p>
          </table:table-cell>
          <table:table-cell table:style-name="表21.C2" office:value-type="string">
            <text:list xml:id="list4494545735773694053" text:style-name="L289">
              <text:list-item>
                <text:p text:style-name="P307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0">12</text:p>
          </table:table-cell>
          <table:table-cell table:style-name="表21.B2" office:value-type="string">
            <text:p text:style-name="P11">やってもらったこと</text:p>
          </table:table-cell>
          <table:table-cell table:style-name="表21.C2" office:value-type="string">
            <text:list xml:id="list6203872304957476108" text:style-name="L290">
              <text:list-item>
                <text:p text:style-name="P308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0"/>
          </table:table-cell>
          <table:table-cell table:style-name="表21.B2" office:value-type="string">
            <text:p text:style-name="P11">危険予知、危険感知</text:p>
          </table:table-cell>
          <table:table-cell table:style-name="表21.C2" office:value-type="string">
            <text:list xml:id="list8873428490109910300" text:style-name="L291">
              <text:list-item>
                <text:p text:style-name="P309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4"/>
      <text:p text:style-name="P4">[/ XXXX] 20200731_170424</text:p>
      <text:p text:style-name="P1"/>
      <text:p text:style-name="P9"/>
      <text:p text:style-name="P2">---------------------------------------------------------------</text:p>
      <text:p text:style-name="P4">[XXX] </text:p>
      <text:p text:style-name="P14">myself / towa diary / 20200901_144035</text:p>
      <text:p text:style-name="P3"><text:span text:style-name="T3">作業日：08</text:span><text:span text:style-name="T4">/27 th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0">1</text:p>
          </table:table-cell>
          <table:table-cell table:style-name="表22.B1" office:value-type="string">
            <text:p text:style-name="P10">現場</text:p>
          </table:table-cell>
          <table:table-cell table:style-name="表22.C1" office:value-type="string">
            <text:p text:style-name="P11">田端プロジェクト</text:p>
          </table:table-cell>
        </table:table-row>
        <table:table-row>
          <table:table-cell table:style-name="表22.A2" office:value-type="float" office:value="2">
            <text:p text:style-name="P10">2</text:p>
          </table:table-cell>
          <table:table-cell table:style-name="表22.B2" office:value-type="string">
            <text:p text:style-name="P10">天気</text:p>
          </table:table-cell>
          <table:table-cell table:style-name="表22.C2" office:value-type="string">
            <text:p text:style-name="P11">晴れ。一時雨。</text:p>
          </table:table-cell>
        </table:table-row>
        <table:table-row>
          <table:table-cell table:style-name="表22.A2" office:value-type="float" office:value="3">
            <text:p text:style-name="P10">3</text:p>
          </table:table-cell>
          <table:table-cell table:style-name="表22.B2" office:value-type="string">
            <text:p text:style-name="P10">最寄り</text:p>
          </table:table-cell>
          <table:table-cell table:style-name="表22.C2" office:value-type="string">
            <text:p text:style-name="P11">田端駅</text:p>
          </table:table-cell>
        </table:table-row>
        <table:table-row>
          <table:table-cell table:style-name="表22.B2" office:value-type="string">
            <text:p text:style-name="P10">3-2</text:p>
            <text:p text:style-name="P10"/>
          </table:table-cell>
          <table:table-cell table:style-name="表22.B2" office:value-type="string">
            <text:p text:style-name="P11">開始／終了時刻</text:p>
          </table:table-cell>
          <table:table-cell table:style-name="表22.C2" office:value-type="string">
            <text:list xml:id="list3553154444699262765" text:style-name="L323">
              <text:list-item>
                <text:p text:style-name="P339">開始　：　９：３０過ぎ</text:p>
              </text:list-item>
              <text:list-item>
                <text:p text:style-name="P339">詰所到着　：　１５：４０ぐらい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0">4</text:p>
          </table:table-cell>
          <table:table-cell table:style-name="表22.B2" office:value-type="string">
            <text:p text:style-name="P10">他職：ポンプ</text:p>
          </table:table-cell>
          <table:table-cell table:style-name="表22.C2" office:value-type="string">
            <text:list xml:id="list186550314227066471" text:style-name="L292">
              <text:list-item>
                <text:p text:style-name="P310">東方工業（？）　=&gt;　「東」が入っていた。</text:p>
              </text:list-item>
              <text:list-item>
                <text:p text:style-name="P310">親方さんらしき人。小柄。前々回にいたか。南方系の顔立ち。肌は浅黒。唇は、下受け。</text:p>
              </text:list-item>
              <text:list-item>
                <text:p text:style-name="P310">他に２人。日本人。年配の人たち。６５ぐらいか。動くのがしんどそう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0">5</text:p>
          </table:table-cell>
          <table:table-cell table:style-name="表22.B2" office:value-type="string">
            <text:p text:style-name="P10">他職：土工さん</text:p>
          </table:table-cell>
          <table:table-cell table:style-name="表22.C2" office:value-type="string">
            <text:list xml:id="list1644993901851494487" text:style-name="L293">
              <text:list-item>
                <text:p text:style-name="P311">石渡建設</text:p>
              </text:list-item>
              <text:list-item>
                <text:p text:style-name="P311">私が担当したバイブの人。長袖の空調服。１万５千円。３５度ぐらいになると、ただの温風だが、もう少し下がると、「寒いぐらい」とのこと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0">6</text:p>
          </table:table-cell>
          <table:table-cell table:style-name="表22.B2" office:value-type="string">
            <text:p text:style-name="P10">他職：電気屋さんの相番の人</text:p>
          </table:table-cell>
          <table:table-cell table:style-name="表22.C2" office:value-type="string">
            <text:list xml:id="list4479235599948468182" text:style-name="L294">
              <text:list-item>
                <text:p text:style-name="P312">年配の人。相番専属で来たか。終了後、直ちに現場を出た。</text:p>
              </text:list-item>
            </text:list>
          </table:table-cell>
        </table:table-row>
        <table:table-row>
          <table:table-cell table:style-name="表22.B2" office:value-type="string">
            <text:p text:style-name="P10">6--2</text:p>
          </table:table-cell>
          <table:table-cell table:style-name="表22.B2" office:value-type="string">
            <text:p text:style-name="P10">他職：<text:span text:style-name="T2">警備</text:span></text:p>
          </table:table-cell>
          <table:table-cell table:style-name="表22.C2" office:value-type="string">
            <text:list xml:id="list9011831492980634677" text:style-name="L295">
              <text:list-item>
                <text:p text:style-name="P313">背の大きい人。男性。前回まで、ずっといる。</text:p>
              </text:list-item>
            </text:list>
          </table:table-cell>
        </table:table-row>
        <table:table-row>
          <table:table-cell table:style-name="表22.B2" office:value-type="string">
            <text:p text:style-name="P10"/>
          </table:table-cell>
          <table:table-cell table:style-name="表22.B2" office:value-type="string">
            <text:p text:style-name="P10">他職：<text:span text:style-name="T2">土間屋さん</text:span></text:p>
          </table:table-cell>
          <table:table-cell table:style-name="表22.C2" office:value-type="string">
            <text:list xml:id="list1323874959910868354" text:style-name="L296">
              <text:list-item>
                <text:p text:style-name="P314"/>
              </text:list-item>
            </text:list>
          </table:table-cell>
        </table:table-row>
        <table:table-row>
          <table:table-cell table:style-name="表22.B2" office:value-type="string">
            <text:p text:style-name="P10"/>
          </table:table-cell>
          <table:table-cell table:style-name="表22.B2" office:value-type="string">
            <text:p text:style-name="P10">他職：<text:span text:style-name="T2">大工さん</text:span></text:p>
          </table:table-cell>
          <table:table-cell table:style-name="表22.C2" office:value-type="string">
            <text:list xml:id="list3027475892127625845" text:style-name="L297">
              <text:list-item>
                <text:p text:style-name="P315">小柄な、細面の人、ふたたび。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0">7</text:p>
          </table:table-cell>
          <table:table-cell table:style-name="表22.B2" office:value-type="string">
            <text:p text:style-name="P10">監督さん</text:p>
          </table:table-cell>
          <table:table-cell table:style-name="表22.C2" office:value-type="string">
            <text:list xml:id="list8474060184183239443" text:style-name="L298">
              <text:list-item>
                <text:p text:style-name="P316">若い人。結婚指輪をはめている。目がクリッとした人。前回も。</text:p>
              </text:list-item>
              <text:list-item>
                <text:p text:style-name="P316">所長さん、同じ人。スラブに、バケツに入れて、飲み物を用意してくれる。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0">8</text:p>
          </table:table-cell>
          <table:table-cell table:style-name="表22.B2" office:value-type="string">
            <text:p text:style-name="P10">発注者の方</text:p>
          </table:table-cell>
          <table:table-cell table:style-name="表22.C2" office:value-type="string">
            <text:list xml:id="list8908200785890953459" text:style-name="L299">
              <text:list-item>
                <text:p text:style-name="P317">ホクシン。カンノさん。現場で作業。</text:p>
              </text:list-item>
              <text:list-item>
                <text:p text:style-name="P317">他に、「ガス屋さん」が来ていたか。ホクシンからは、カンノさん一人。</text:p>
              </text:list-item>
              <text:list-item>
                <text:p text:style-name="P317">「KANNO」と書いた脚立が３階か、立てかけてあった。カンノさんは、ホクシンから請負で来ているか。</text:p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東和からの同僚</text:p>
          </table:table-cell>
          <table:table-cell table:style-name="表22.C2" office:value-type="string">
            <text:list xml:id="list92307680559100794" text:style-name="L300">
              <text:list-item>
                <text:p text:style-name="P318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0">9</text:p>
          </table:table-cell>
          <table:table-cell table:style-name="表22.B2" office:value-type="string">
            <text:p text:style-name="P10">現場見取り図</text:p>
          </table:table-cell>
          <table:table-cell table:style-name="表22.C2" office:value-type="string">
            <text:p text:style-name="P10"/>
          </table:table-cell>
        </table:table-row>
        <table:table-row>
          <table:table-cell table:style-name="表22.A2" office:value-type="float" office:value="10">
            <text:p text:style-name="P10">10</text:p>
          </table:table-cell>
          <table:table-cell table:style-name="表22.B2" office:value-type="string">
            <text:p text:style-name="P11">段取り</text:p>
          </table:table-cell>
          <table:table-cell table:style-name="表22.C2" office:value-type="string">
            <text:list xml:id="list7191581737495199926" text:style-name="L301">
              <text:list-item>
                <text:p text:style-name="P319"/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行き帰りでの出来事、見聞</text:p>
          </table:table-cell>
          <table:table-cell table:style-name="表22.C2" office:value-type="string">
            <text:list xml:id="list8178859486244209026" text:style-name="L302">
              <text:list-item>
                <text:p text:style-name="P320"/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周囲の事物</text:p>
          </table:table-cell>
          <table:table-cell table:style-name="表22.C2" office:value-type="string">
            <text:list xml:id="list6525131477412774693" text:style-name="L303">
              <text:list-item>
                <text:p text:style-name="P321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0">11</text:p>
          </table:table-cell>
          <table:table-cell table:style-name="表22.B2" office:value-type="string">
            <text:p text:style-name="P11">その他</text:p>
          </table:table-cell>
          <table:table-cell table:style-name="表22.C2" office:value-type="string">
            <text:list xml:id="list1546878945368574521" text:style-name="L304">
              <text:list-item>
                <text:p text:style-name="P322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0">12</text:p>
          </table:table-cell>
          <table:table-cell table:style-name="表22.B2" office:value-type="string">
            <text:p text:style-name="P11">やってもらったこと</text:p>
          </table:table-cell>
          <table:table-cell table:style-name="表22.C2" office:value-type="string">
            <text:list xml:id="list3543389101683962535" text:style-name="L305">
              <text:list-item>
                <text:p text:style-name="P323">バイブのスイッチ入れ。２回ぐらい、土工の、バイブの人、そして、他の、洗いの人にやってもらった。</text:p>
              </text:list-item>
            </text:list>
          </table:table-cell>
        </table:table-row>
        <table:table-row>
          <table:table-cell table:style-name="表22.A2">
            <text:p text:style-name="P10"/>
          </table:table-cell>
          <table:table-cell table:style-name="表22.B2" office:value-type="string">
            <text:p text:style-name="P11">危険予知、危険感知</text:p>
          </table:table-cell>
          <table:table-cell table:style-name="表22.C2" office:value-type="string">
            <text:list xml:id="list1985144063218069702" text:style-name="L306">
              <text:list-item>
                <text:p text:style-name="P324">（加害の危険。の、一種。物損としての、加害）スラブから足場へ移るとき。手すりの造作。天面に足を乗せるとき。天面の、前後の端。その最上部に、目地棒を渡してある場合がある。この目地棒に、足を置いてしまう、あるいは、足を動かしている時に、触れてしまう。ことが、ある。</text:p>
              </text:list-item>
            </text:list>
          </table:table-cell>
        </table:table-row>
      </table:table>
      <text:p text:style-name="P14"/>
      <text:p text:style-name="P4"><text:soft-page-break/>[/ XXXX] 20200901_143956</text:p>
      <text:p text:style-name="P1"/>
      <text:p text:style-name="P9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6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0">1</text:p>
          </table:table-cell>
          <table:table-cell table:style-name="表23.B1" office:value-type="string">
            <text:p text:style-name="P10">現場</text:p>
          </table:table-cell>
          <table:table-cell table:style-name="表23.C1" office:value-type="string">
            <text:p text:style-name="P11"/>
          </table:table-cell>
        </table:table-row>
        <table:table-row>
          <table:table-cell table:style-name="表23.A2" office:value-type="float" office:value="2">
            <text:p text:style-name="P10">2</text:p>
          </table:table-cell>
          <table:table-cell table:style-name="表23.B2" office:value-type="string">
            <text:p text:style-name="P10">天気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A2" office:value-type="float" office:value="3">
            <text:p text:style-name="P10">3</text:p>
          </table:table-cell>
          <table:table-cell table:style-name="表23.B2" office:value-type="string">
            <text:p text:style-name="P10">最寄り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B2" office:value-type="string">
            <text:p text:style-name="P10">3-2</text:p>
            <text:p text:style-name="P10"/>
          </table:table-cell>
          <table:table-cell table:style-name="表23.B2" office:value-type="string">
            <text:p text:style-name="P11">開始／終了時刻</text:p>
          </table:table-cell>
          <table:table-cell table:style-name="表23.C2" office:value-type="string">
            <text:list xml:id="list3717826045381534911" text:style-name="L324">
              <text:list-item>
                <text:p text:style-name="P340">開始</text:p>
              </text:list-item>
              <text:list-item>
                <text:p text:style-name="P340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10">4</text:p>
          </table:table-cell>
          <table:table-cell table:style-name="表23.B2" office:value-type="string">
            <text:p text:style-name="P10">他職：ポンプ</text:p>
          </table:table-cell>
          <table:table-cell table:style-name="表23.C2" office:value-type="string">
            <text:list xml:id="list7479707051339694099" text:style-name="L325">
              <text:list-item>
                <text:p text:style-name="P341"/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10">5</text:p>
          </table:table-cell>
          <table:table-cell table:style-name="表23.B2" office:value-type="string">
            <text:p text:style-name="P10">他職：土工さん</text:p>
          </table:table-cell>
          <table:table-cell table:style-name="表23.C2" office:value-type="string">
            <text:list xml:id="list7176907836773238073" text:style-name="L326">
              <text:list-item>
                <text:p text:style-name="P342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10">6</text:p>
          </table:table-cell>
          <table:table-cell table:style-name="表23.B2" office:value-type="string">
            <text:p text:style-name="P10">他職：電気屋さんの相番の人</text:p>
          </table:table-cell>
          <table:table-cell table:style-name="表23.C2" office:value-type="string">
            <text:list xml:id="list7913146370433447076" text:style-name="L327">
              <text:list-item>
                <text:p text:style-name="P343"/>
              </text:list-item>
            </text:list>
          </table:table-cell>
        </table:table-row>
        <table:table-row>
          <table:table-cell table:style-name="表23.B2" office:value-type="string">
            <text:p text:style-name="P10">6--2</text:p>
          </table:table-cell>
          <table:table-cell table:style-name="表23.B2" office:value-type="string">
            <text:p text:style-name="P10">他職：<text:span text:style-name="T2">警備</text:span></text:p>
          </table:table-cell>
          <table:table-cell table:style-name="表23.C2" office:value-type="string">
            <text:list xml:id="list2845605847731700809" text:style-name="L328">
              <text:list-item>
                <text:p text:style-name="P344"/>
              </text:list-item>
            </text:list>
          </table:table-cell>
        </table:table-row>
        <table:table-row>
          <table:table-cell table:style-name="表23.B2" office:value-type="string">
            <text:p text:style-name="P10"/>
          </table:table-cell>
          <table:table-cell table:style-name="表23.B2" office:value-type="string">
            <text:p text:style-name="P10">他職：<text:span text:style-name="T2">土間屋さん</text:span></text:p>
          </table:table-cell>
          <table:table-cell table:style-name="表23.C2" office:value-type="string">
            <text:list xml:id="list6271317071103347151" text:style-name="L329">
              <text:list-item>
                <text:p text:style-name="P345"/>
              </text:list-item>
            </text:list>
          </table:table-cell>
        </table:table-row>
        <table:table-row>
          <table:table-cell table:style-name="表23.B2" office:value-type="string">
            <text:p text:style-name="P10"/>
          </table:table-cell>
          <table:table-cell table:style-name="表23.B2" office:value-type="string">
            <text:p text:style-name="P10">他職：<text:span text:style-name="T2">大工さん</text:span></text:p>
          </table:table-cell>
          <table:table-cell table:style-name="表23.C2" office:value-type="string">
            <text:list xml:id="list7635503345544188498" text:style-name="L330">
              <text:list-item>
                <text:p text:style-name="P346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10">7</text:p>
          </table:table-cell>
          <table:table-cell table:style-name="表23.B2" office:value-type="string">
            <text:p text:style-name="P10">監督さん</text:p>
          </table:table-cell>
          <table:table-cell table:style-name="表23.C2" office:value-type="string">
            <text:list xml:id="list8310128044946447909" text:style-name="L331">
              <text:list-item>
                <text:p text:style-name="P347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10">8</text:p>
          </table:table-cell>
          <table:table-cell table:style-name="表23.B2" office:value-type="string">
            <text:p text:style-name="P10">発注者の方</text:p>
          </table:table-cell>
          <table:table-cell table:style-name="表23.C2" office:value-type="string">
            <text:list xml:id="list2888370083189321134" text:style-name="L332">
              <text:list-item>
                <text:p text:style-name="P348"/>
              </text:list-item>
            </text:list>
          </table:table-cell>
        </table:table-row>
        <table:table-row>
          <table:table-cell table:style-name="表23.A2">
            <text:p text:style-name="P10"/>
          </table:table-cell>
          <table:table-cell table:style-name="表23.B2" office:value-type="string">
            <text:p text:style-name="P11">東和からの同<text:soft-page-break/>僚</text:p>
          </table:table-cell>
          <table:table-cell table:style-name="表23.C2" office:value-type="string">
            <text:list xml:id="list8838600206666896797" text:style-name="L333">
              <text:list-item>
                <text:p text:style-name="P349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10">9</text:p>
          </table:table-cell>
          <table:table-cell table:style-name="表23.B2" office:value-type="string">
            <text:p text:style-name="P10">現場見取り図</text:p>
          </table:table-cell>
          <table:table-cell table:style-name="表23.C2" office:value-type="string">
            <text:p text:style-name="P10"/>
          </table:table-cell>
        </table:table-row>
        <table:table-row>
          <table:table-cell table:style-name="表23.A2" office:value-type="float" office:value="10">
            <text:p text:style-name="P10">10</text:p>
          </table:table-cell>
          <table:table-cell table:style-name="表23.B2" office:value-type="string">
            <text:p text:style-name="P11">段取り</text:p>
          </table:table-cell>
          <table:table-cell table:style-name="表23.C2" office:value-type="string">
            <text:list xml:id="list2603207012729803819" text:style-name="L334">
              <text:list-item>
                <text:p text:style-name="P350"/>
              </text:list-item>
            </text:list>
          </table:table-cell>
        </table:table-row>
        <table:table-row>
          <table:table-cell table:style-name="表23.A2">
            <text:p text:style-name="P10"/>
          </table:table-cell>
          <table:table-cell table:style-name="表23.B2" office:value-type="string">
            <text:p text:style-name="P11">行き帰りでの出来事、見聞</text:p>
          </table:table-cell>
          <table:table-cell table:style-name="表23.C2" office:value-type="string">
            <text:list xml:id="list1403860529129393672" text:style-name="L335">
              <text:list-item>
                <text:p text:style-name="P351"/>
              </text:list-item>
            </text:list>
          </table:table-cell>
        </table:table-row>
        <table:table-row>
          <table:table-cell table:style-name="表23.A2">
            <text:p text:style-name="P10"/>
          </table:table-cell>
          <table:table-cell table:style-name="表23.B2" office:value-type="string">
            <text:p text:style-name="P11">周囲の事物</text:p>
          </table:table-cell>
          <table:table-cell table:style-name="表23.C2" office:value-type="string">
            <text:list xml:id="list3189848460639442490" text:style-name="L336">
              <text:list-item>
                <text:p text:style-name="P352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10">11</text:p>
          </table:table-cell>
          <table:table-cell table:style-name="表23.B2" office:value-type="string">
            <text:p text:style-name="P11">その他</text:p>
          </table:table-cell>
          <table:table-cell table:style-name="表23.C2" office:value-type="string">
            <text:list xml:id="list9101340478777716947" text:style-name="L337">
              <text:list-item>
                <text:p text:style-name="P353"/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10">12</text:p>
          </table:table-cell>
          <table:table-cell table:style-name="表23.B2" office:value-type="string">
            <text:p text:style-name="P11">やってもらったこと</text:p>
          </table:table-cell>
          <table:table-cell table:style-name="表23.C2" office:value-type="string">
            <text:list xml:id="list876792851625236152" text:style-name="L338">
              <text:list-item>
                <text:p text:style-name="P354"/>
              </text:list-item>
            </text:list>
          </table:table-cell>
        </table:table-row>
        <table:table-row>
          <table:table-cell table:style-name="表23.A2">
            <text:p text:style-name="P10"/>
          </table:table-cell>
          <table:table-cell table:style-name="表23.B2" office:value-type="string">
            <text:p text:style-name="P11">危険予知、危険感知</text:p>
          </table:table-cell>
          <table:table-cell table:style-name="表23.C2" office:value-type="string">
            <text:list xml:id="list1359497588748502239" text:style-name="L339">
              <text:list-item>
                <text:p text:style-name="P355"/>
              </text:list-item>
            </text:list>
          </table:table-cell>
        </table:table-row>
      </table:table>
      <text:p text:style-name="P14"/>
      <text:p text:style-name="P4">[/ XXXX] </text:p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4643013" text:continue-list="list3717826045381534911" text:style-name="L324">
              <text:list-item>
                <text:p text:style-name="P340">開始</text:p>
              </text:list-item>
              <text:list-item>
                <text:p text:style-name="P340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34641016" text:continue-list="list3064284173609059392" text:style-name="L129">
              <text:list-item>
                <text:p text:style-name="P14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8353143725520420896" text:style-name="L307">
              <text:list-item>
                <text:p text:style-name="P325"/>
              </text:list-item>
            </text:list>
          </table:table-cell>
        </table:table-row>
        <text:soft-page-break/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3842682718005219519" text:style-name="L308">
              <text:list-item>
                <text:p text:style-name="P326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6700502485695114577" text:style-name="L309">
              <text:list-item>
                <text:p text:style-name="P327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8530051868735201941" text:style-name="L310">
              <text:list-item>
                <text:p text:style-name="P328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705969323382747525" text:style-name="L311">
              <text:list-item>
                <text:p text:style-name="P32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2571617406860399976" text:style-name="L312">
              <text:list-item>
                <text:p text:style-name="P33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8691031902057896947" text:style-name="L313">
              <text:list-item>
                <text:p text:style-name="P331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6372645890255513891" text:style-name="L314">
              <text:list-item>
                <text:p text:style-name="P33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7044919875865496322" text:style-name="L315">
              <text:list-item>
                <text:p text:style-name="P333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5007106931151987532" text:style-name="L316">
              <text:list-item>
                <text:p text:style-name="P334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7232661176050832767" text:style-name="L317">
              <text:list-item>
                <text:p text:style-name="P33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3467668426385852586" text:style-name="L318">
              <text:list-item>
                <text:p text:style-name="P33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8839824379102892789" text:style-name="L319">
              <text:list-item>
                <text:p text:style-name="P337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1837144025787307936" text:style-name="L320">
              <text:list-item>
                <text:p text:style-name="P338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><text:soft-page-break/></text:p>
      <text:p text:style-name="P7">/--------------------------------------------------------------- [TEMPLATE] /</text:p>
      <text:p text:style-name="P15"/>
      <text:p text:style-name="P7">--------------------------------------------------------- [STEPS : start] 20191117_134922</text:p>
      <text:list xml:id="list6633388051665846183" text:style-name="L321">
        <text:list-item>
          <text:p text:style-name="P358">start apps</text:p>
          <text:list>
            <text:list-item>
              <text:p text:style-name="P358">doc (this)</text:p>
            </text:list-item>
            <text:list-item>
              <text:p text:style-name="P358">folder : C:\WORKS_2\WS\WS_Others.miscs\misc_files</text:p>
            </text:list-item>
            <text:list-item>
              <text:p text:style-name="P358">web page</text:p>
              <text:list>
                <text:list-item>
                  <text:p text:style-name="P358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7">/ --------------------------------------------------------- [STEPS : start] 20191117_134922 /</text:p>
      <text:p text:style-name="P15"/>
      <text:p text:style-name="P7">--------------------------------------------------------- [STEPS : closing] 20191106_154827</text:p>
      <text:list xml:id="list5785127119492665940" text:style-name="L322">
        <text:list-item>
          <text:p text:style-name="P356">close</text:p>
          <text:list>
            <text:list-item>
              <text:p text:style-name="P356">image file</text:p>
            </text:list-item>
            <text:list-item>
              <text:p text:style-name="P35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356">folder : C:\WORKS_2\WS\WS_Others.miscs\misc_files</text:p>
            </text:list-item>
            <text:list-item>
              <text:p text:style-name="P356">this</text:p>
            </text:list-item>
          </text:list>
        </text:list-item>
        <text:list-item>
          <text:p text:style-name="P35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</table:table>
      <text:list xml:id="list34645969" text:continue-numbering="true" text:style-name="L322">
        <text:list-item>
          <text:p text:style-name="P1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9-01T14:41:44.57</dc:date>
    <dc:creator>iwabuchi ken</dc:creator>
    <meta:editing-duration>PT20H11M8S</meta:editing-duration>
    <meta:editing-cycles>136</meta:editing-cycles>
    <meta:generator>OpenOffice/4.1.3$Win32 OpenOffice.org_project/413m1$Build-9783</meta:generator>
    <meta:document-statistic meta:table-count="24" meta:image-count="0" meta:object-count="0" meta:page-count="38" meta:paragraph-count="1261" meta:word-count="19633" meta:character-count="23605"/>
  </office:meta>
</office:document-meta>
</file>